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75" style:master-page-name="MasterPage2" style:family="paragraph" style:name="P141">
      <style:paragraph-properties fo:text-align="left"/>
    </style:style>
    <style:style style:parent-style-name="733" style:family="paragraph" style:name="P142">
      <style:paragraph-properties fo:text-align="center" fo:margin-left="0cm" fo:margin-right="0cm" fo:text-indent="0cm"/>
    </style:style>
    <style:style style:parent-style-name="672" style:family="paragraph" style:name="P143">
      <style:paragraph-properties/>
    </style:style>
    <style:style style:parent-style-name="672" style:family="paragraph" style:name="P144">
      <style:paragraph-properties/>
    </style:style>
    <style:style style:parent-style-name="732" style:family="paragraph" style:name="P145">
      <style:paragraph-properties/>
    </style:style>
    <style:style style:family="text" style:name="T55">
      <style:text-properties fo:color="#000000" fo:font-family="Times New Roman" style:font-family-complex="Times New Roman" fo:font-size="12pt"/>
    </style:style>
    <style:style style:family="paragraph" style:name="P146">
      <style:paragraph-properties fo:margin-left="0cm" fo:margin-right="0cm" fo:text-indent="0cm" fo:border="none"/>
    </style:style>
    <style:style style:family="text" style:name="T56">
      <style:text-properties fo:color="#000000" fo:font-family="Times New Roman" style:font-family-complex="Times New Roman" fo:font-size="12pt"/>
    </style:style>
    <style:style style:parent-style-name="658" style:family="paragraph" style:name="P147">
      <style:paragraph-properties>
        <style:tab-stops>
          <style:tab-stop style:position="17cm" style:type="right" style:leader-type="dotted" style:leader-style="dotted"/>
        </style:tab-stops>
      </style:paragraph-properties>
    </style:style>
    <style:style style:family="text" style:name="T57">
      <style:text-properties/>
    </style:style>
    <style:style style:family="text" style:name="T58">
      <style:text-properties/>
    </style:style>
    <style:style style:parent-style-name="649" style:family="text" style:name="T59">
      <style:text-properties/>
    </style:style>
    <style:style style:parent-style-name="649" style:family="text" style:name="T60">
      <style:text-properties/>
    </style:style>
    <style:style style:parent-style-name="649" style:family="text" style:name="T61">
      <style:text-properties/>
    </style:style>
    <style:style style:parent-style-name="658" style:family="paragraph" style:name="P148">
      <style:text-properties/>
      <style:paragraph-properties>
        <style:tab-stops>
          <style:tab-stop style:position="17cm" style:type="right" style:leader-type="dotted" style:leader-style="dotted"/>
        </style:tab-stops>
      </style:paragraph-properties>
    </style:style>
    <style:style style:parent-style-name="649" style:family="text" style:name="T62">
      <style:text-properties/>
    </style:style>
    <style:style style:parent-style-name="649" style:family="text" style:name="T63">
      <style:text-properties/>
    </style:style>
    <style:style style:parent-style-name="649" style:family="text" style:name="T64">
      <style:text-properties/>
    </style:style>
    <style:style style:family="text" style:name="T65">
      <style:text-properties/>
    </style:style>
    <style:style style:parent-style-name="659" style:family="paragraph" style:name="P149">
      <style:text-properties/>
      <style:paragraph-properties>
        <style:tab-stops>
          <style:tab-stop style:position="17cm" style:type="right" style:leader-type="dotted" style:leader-style="dotted"/>
        </style:tab-stops>
      </style:paragraph-properties>
    </style:style>
    <style:style style:parent-style-name="649" style:family="text" style:name="T66">
      <style:text-properties/>
    </style:style>
    <style:style style:parent-style-name="649" style:family="text" style:name="T67">
      <style:text-properties/>
    </style:style>
    <style:style style:parent-style-name="649" style:family="text" style:name="T68">
      <style:text-properties/>
    </style:style>
    <style:style style:family="text" style:name="T69">
      <style:text-properties/>
    </style:style>
    <style:style style:parent-style-name="659" style:family="paragraph" style:name="P150">
      <style:text-properties fo:font-family="Arial" style:font-family-complex="Arial"/>
      <style:paragraph-properties>
        <style:tab-stops>
          <style:tab-stop style:position="17cm" style:type="right" style:leader-type="dotted" style:leader-style="dotted"/>
        </style:tab-stops>
      </style:paragraph-properties>
    </style:style>
    <style:style style:parent-style-name="649" style:family="text" style:name="T70">
      <style:text-properties/>
    </style:style>
    <style:style style:parent-style-name="649" style:family="text" style:name="T71">
      <style:text-properties fo:font-family="Arial" style:font-family-complex="Arial"/>
    </style:style>
    <style:style style:parent-style-name="649" style:family="text" style:name="T72">
      <style:text-properties fo:font-family="Arial" style:font-family-complex="Arial"/>
    </style:style>
    <style:style style:family="text" style:name="T73">
      <style:text-properties fo:font-family="Arial" style:font-family-complex="Arial"/>
    </style:style>
    <style:style style:parent-style-name="659" style:family="paragraph" style:name="P151">
      <style:text-properties fo:font-family="Arial" style:font-family-complex="Arial"/>
      <style:paragraph-properties>
        <style:tab-stops>
          <style:tab-stop style:position="17cm" style:type="right" style:leader-type="dotted" style:leader-style="dotted"/>
        </style:tab-stops>
      </style:paragraph-properties>
    </style:style>
    <style:style style:parent-style-name="649" style:family="text" style:name="T74">
      <style:text-properties/>
    </style:style>
    <style:style style:parent-style-name="649" style:family="text" style:name="T75">
      <style:text-properties fo:font-family="Arial" style:font-family-complex="Arial"/>
    </style:style>
    <style:style style:parent-style-name="649" style:family="text" style:name="T76">
      <style:text-properties fo:font-family="Arial" style:font-family-complex="Arial"/>
    </style:style>
    <style:style style:family="text" style:name="T77">
      <style:text-properties fo:font-family="Arial" style:font-family-complex="Arial"/>
    </style:style>
    <style:style style:parent-style-name="659" style:family="paragraph" style:name="P152">
      <style:text-properties fo:font-family="Arial" style:font-family-complex="Arial" fo:font-style="normal"/>
      <style:paragraph-properties>
        <style:tab-stops>
          <style:tab-stop style:position="17cm" style:type="right" style:leader-type="dotted" style:leader-style="dotted"/>
        </style:tab-stops>
      </style:paragraph-properties>
    </style:style>
    <style:style style:parent-style-name="649" style:family="text" style:name="T78">
      <style:text-properties/>
    </style:style>
    <style:style style:parent-style-name="649" style:family="text" style:name="T79">
      <style:text-properties fo:font-family="Arial" style:font-family-complex="Arial" fo:font-style="normal"/>
    </style:style>
    <style:style style:parent-style-name="649" style:family="text" style:name="T80">
      <style:text-properties fo:font-family="Arial" style:font-family-complex="Arial" fo:font-style="normal"/>
    </style:style>
    <style:style style:family="text" style:name="T81">
      <style:text-properties fo:font-family="Arial" style:font-family-complex="Arial" fo:font-style="normal"/>
    </style:style>
    <style:style style:parent-style-name="658" style:family="paragraph" style:name="P153">
      <style:text-properties fo:font-family="Arial" style:font-family-complex="Arial" fo:font-style="normal"/>
      <style:paragraph-properties>
        <style:tab-stops>
          <style:tab-stop style:position="17cm" style:type="right" style:leader-type="dotted" style:leader-style="dotted"/>
        </style:tab-stops>
      </style:paragraph-properties>
    </style:style>
    <style:style style:parent-style-name="649" style:family="text" style:name="T82">
      <style:text-properties/>
    </style:style>
    <style:style style:parent-style-name="649" style:family="text" style:name="T83">
      <style:text-properties fo:font-family="Arial" style:font-family-complex="Arial" fo:font-style="normal"/>
    </style:style>
    <style:style style:parent-style-name="649" style:family="text" style:name="T84">
      <style:text-properties fo:font-family="Arial" style:font-family-complex="Arial" fo:font-style="normal"/>
    </style:style>
    <style:style style:family="text" style:name="T85">
      <style:text-properties fo:font-family="Arial" style:font-family-complex="Arial" fo:font-style="normal"/>
    </style:style>
    <style:style style:parent-style-name="658" style:family="paragraph" style:name="P154">
      <style:text-properties fo:font-family="Arial" style:font-family-complex="Arial" fo:font-style="normal"/>
      <style:paragraph-properties>
        <style:tab-stops>
          <style:tab-stop style:position="17cm" style:type="right" style:leader-type="dotted" style:leader-style="dotted"/>
        </style:tab-stops>
      </style:paragraph-properties>
    </style:style>
    <style:style style:parent-style-name="649" style:family="text" style:name="T86">
      <style:text-properties/>
    </style:style>
    <style:style style:parent-style-name="649" style:family="text" style:name="T87">
      <style:text-properties fo:font-family="Arial" style:font-family-complex="Arial" fo:font-style="normal"/>
    </style:style>
    <style:style style:parent-style-name="649" style:family="text" style:name="T88">
      <style:text-properties fo:font-family="Arial" style:font-family-complex="Arial" fo:font-style="normal"/>
    </style:style>
    <style:style style:family="text" style:name="T89">
      <style:text-properties fo:font-family="Arial" style:font-family-complex="Arial" fo:font-style="normal"/>
    </style:style>
    <style:style style:parent-style-name="658" style:family="paragraph" style:name="P155">
      <style:text-properties fo:font-family="Arial" style:font-family-complex="Arial"/>
      <style:paragraph-properties>
        <style:tab-stops>
          <style:tab-stop style:position="17cm" style:type="right" style:leader-type="dotted" style:leader-style="dotted"/>
        </style:tab-stops>
      </style:paragraph-properties>
    </style:style>
    <style:style style:parent-style-name="649" style:family="text" style:name="T90">
      <style:text-properties/>
    </style:style>
    <style:style style:parent-style-name="649" style:family="text" style:name="T91">
      <style:text-properties fo:font-family="Arial" style:font-family-complex="Arial"/>
    </style:style>
    <style:style style:parent-style-name="649" style:family="text" style:name="T92">
      <style:text-properties fo:font-family="Arial" style:font-family-complex="Arial"/>
    </style:style>
    <style:style style:family="text" style:name="T93">
      <style:text-properties fo:font-family="Arial" style:font-family-complex="Arial"/>
    </style:style>
    <style:style style:family="paragraph" style:name="P156">
      <style:text-properties/>
      <style:paragraph-properties/>
    </style:style>
    <style:style style:family="text" style:name="T94">
      <style:text-properties/>
    </style:style>
    <style:style style:family="paragraph" style:name="P157">
      <style:text-properties/>
      <style:paragraph-properties fo:break-before="page"/>
    </style:style>
    <style:style style:family="text" style:name="T95">
      <style:text-properties/>
    </style:style>
    <style:style style:family="text" style:name="T96">
      <style:text-properties/>
    </style:style>
    <style:style style:parent-style-name="733" style:family="paragraph" style:name="P158">
      <style:text-properties/>
      <style:paragraph-properties/>
    </style:style>
    <style:style style:parent-style-name="685" style:family="paragraph" style:name="P159">
      <style:paragraph-properties/>
    </style:style>
    <style:style style:family="text" style:name="T97">
      <style:text-properties fo:font-style="italic"/>
    </style:style>
    <style:style style:parent-style-name="734" style:family="paragraph" style:name="P160">
      <style:text-properties/>
      <style:paragraph-properties/>
    </style:style>
    <style:style style:parent-style-name="628" style:family="paragraph" style:name="P161">
      <style:text-properties fo:font-family="Arial" style:font-family-complex="Arial"/>
      <style:paragraph-properties/>
    </style:style>
    <style:style style:family="text" style:name="T98">
      <style:text-properties fo:font-family="Arial" style:font-family-complex="Arial" fo:font-size="12pt"/>
    </style:style>
    <style:style style:family="text" style:name="T99">
      <style:text-properties fo:font-family="Arial" style:font-family-complex="Arial" fo:font-size="12pt"/>
    </style:style>
    <style:style style:parent-style-name="628" style:family="paragraph" style:name="P162">
      <style:text-properties fo:font-family="Arial" style:font-family-complex="Arial"/>
      <style:paragraph-properties/>
    </style:style>
    <style:style style:family="text" style:name="T100">
      <style:text-properties/>
    </style:style>
    <style:style style:family="text" style:name="T101">
      <style:text-properties fo:font-family="Arial" style:font-family-complex="Arial" fo:font-size="12pt"/>
    </style:style>
    <style:style style:family="text" style:name="T102">
      <style:text-properties fo:font-family="Arial" style:font-family-complex="Arial" fo:font-size="12pt"/>
    </style:style>
    <style:style style:family="text" style:name="T103">
      <style:text-properties fo:font-family="Arial" style:font-family-complex="Arial" fo:font-size="12pt" fo:font-style="italic"/>
    </style:style>
    <style:style style:family="text" style:name="T104">
      <style:text-properties/>
    </style:style>
    <style:style style:family="text" style:name="T105">
      <style:text-properties fo:font-family="Arial" style:font-family-complex="Arial" fo:font-size="12pt"/>
    </style:style>
    <style:style style:family="text" style:name="T106">
      <style:text-properties fo:font-family="Arial" style:font-family-complex="Arial" fo:font-size="12pt"/>
    </style:style>
    <style:style style:family="text" style:name="T107">
      <style:text-properties fo:font-family="Arial" style:font-family-complex="Arial" fo:font-size="12pt"/>
    </style:style>
    <style:style style:family="text" style:name="T108">
      <style:text-properties fo:font-family="Arial" style:font-family-complex="Arial" fo:font-size="12pt"/>
    </style:style>
    <style:style style:family="text" style:name="T109">
      <style:text-properties fo:font-family="Arial" style:font-family-complex="Arial" fo:font-size="12pt"/>
    </style:style>
    <style:style style:family="text" style:name="T110">
      <style:text-properties fo:font-family="Arial" style:font-family-complex="Arial" fo:font-size="12pt"/>
    </style:style>
    <style:style style:family="text" style:name="T111">
      <style:text-properties fo:font-family="Arial" style:font-family-complex="Arial" fo:font-size="12pt"/>
    </style:style>
    <style:style style:family="text" style:name="T112">
      <style:text-properties fo:font-family="Arial" style:font-family-complex="Arial" fo:font-size="12pt"/>
    </style:style>
    <style:style style:parent-style-name="628" style:family="paragraph" style:name="P163">
      <style:text-properties fo:font-family="Arial" style:font-family-complex="Arial"/>
      <style:paragraph-properties/>
    </style:style>
    <style:style style:family="text" style:name="T113">
      <style:text-properties fo:font-family="Arial" style:font-family-complex="Arial" fo:font-size="12pt"/>
    </style:style>
    <style:style style:family="text" style:name="T114">
      <style:text-properties fo:font-family="Arial" style:font-family-complex="Arial" fo:font-size="12pt"/>
    </style:style>
    <style:style style:parent-style-name="628" style:family="paragraph" style:name="P164">
      <style:text-properties fo:font-family="Arial" style:font-family-complex="Arial"/>
      <style:paragraph-properties/>
    </style:style>
    <style:style style:family="text" style:name="T115">
      <style:text-properties fo:font-family="Arial" style:font-family-complex="Arial" fo:font-size="12pt"/>
    </style:style>
    <style:style style:family="text" style:name="T116">
      <style:text-properties fo:font-family="Arial" style:font-family-complex="Arial" fo:font-size="12pt"/>
    </style:style>
    <style:style style:parent-style-name="628" style:family="paragraph" style:name="P165">
      <style:text-properties fo:font-family="Arial" style:font-family-complex="Arial"/>
      <style:paragraph-properties/>
    </style:style>
    <style:style style:family="text" style:name="T117">
      <style:text-properties fo:font-family="Arial" style:font-family-complex="Arial" fo:font-size="12pt"/>
    </style:style>
    <style:style style:family="text" style:name="T118">
      <style:text-properties fo:font-family="Arial" style:font-family-complex="Arial" fo:font-size="12pt"/>
    </style:style>
    <style:style style:parent-style-name="628" style:family="paragraph" style:name="P166">
      <style:text-properties fo:font-family="Arial" style:font-family-complex="Arial"/>
      <style:paragraph-properties/>
    </style:style>
    <style:style style:family="text" style:name="T119">
      <style:text-properties fo:font-family="Arial" style:font-family-complex="Arial" fo:font-size="12pt"/>
    </style:style>
    <style:style style:family="text" style:name="T120">
      <style:text-properties fo:font-family="Arial" style:font-family-complex="Arial" fo:font-size="12pt"/>
    </style:style>
    <style:style style:parent-style-name="734" style:family="paragraph" style:name="P167">
      <style:text-properties fo:font-family="Arial" style:font-family-complex="Arial"/>
      <style:paragraph-properties/>
    </style:style>
    <style:style style:family="text" style:name="T121">
      <style:text-properties fo:font-family="Arial" style:font-family-complex="Arial" fo:font-size="12pt"/>
    </style:style>
    <style:style style:family="text" style:name="T122">
      <style:text-properties fo:font-family="Arial" style:font-family-complex="Arial" fo:font-size="12pt"/>
    </style:style>
    <style:style style:parent-style-name="628" style:family="paragraph" style:name="P168">
      <style:text-properties fo:font-family="Arial" style:font-family-complex="Arial"/>
      <style:paragraph-properties/>
    </style:style>
    <style:style style:family="text" style:name="T123">
      <style:text-properties fo:font-family="Arial" style:font-family-complex="Arial" fo:font-size="12pt"/>
    </style:style>
    <style:style style:family="text" style:name="T124">
      <style:text-properties fo:font-family="Arial" style:font-family-complex="Arial" fo:font-size="12pt"/>
    </style:style>
    <style:style style:parent-style-name="628" style:family="paragraph" style:name="P169">
      <style:text-properties fo:font-family="Arial" style:font-family-complex="Arial"/>
      <style:paragraph-properties/>
    </style:style>
    <style:style style:family="text" style:name="T125">
      <style:text-properties fo:font-family="Arial" style:font-family-complex="Arial" fo:font-size="12pt"/>
    </style:style>
    <style:style style:family="text" style:name="T126">
      <style:text-properties fo:font-family="Arial" style:font-family-complex="Arial" fo:font-size="12pt"/>
    </style:style>
    <style:style style:parent-style-name="628" style:family="paragraph" style:name="P170">
      <style:text-properties fo:font-family="Arial" style:font-family-complex="Arial"/>
      <style:paragraph-properties/>
    </style:style>
    <style:style style:family="text" style:name="T127">
      <style:text-properties fo:font-family="Arial" style:font-family-complex="Arial" fo:font-size="12pt"/>
    </style:style>
    <style:style style:family="text" style:name="T128">
      <style:text-properties fo:font-family="Arial" style:font-family-complex="Arial" fo:font-size="12pt"/>
    </style:style>
    <style:style style:parent-style-name="628" style:family="paragraph" style:name="P171">
      <style:text-properties fo:font-family="Arial" style:font-family-complex="Arial"/>
      <style:paragraph-properties/>
    </style:style>
    <style:style style:family="text" style:name="T129">
      <style:text-properties fo:font-family="Arial" style:font-family-complex="Arial" fo:font-size="12pt"/>
    </style:style>
    <style:style style:family="text" style:name="T130">
      <style:text-properties fo:font-family="Arial" style:font-family-complex="Arial" fo:font-size="12pt"/>
    </style:style>
    <style:style style:family="text" style:name="T131">
      <style:text-properties fo:font-family="Arial" style:font-family-complex="Arial" fo:font-size="12pt"/>
    </style:style>
    <style:style style:family="text" style:name="T132">
      <style:text-properties fo:font-family="Arial" style:font-family-complex="Arial" fo:font-size="12pt"/>
    </style:style>
    <style:style style:family="text" style:name="T133">
      <style:text-properties fo:font-family="Arial" style:font-family-complex="Arial" fo:font-size="12pt"/>
    </style:style>
    <style:style style:parent-style-name="628" style:family="paragraph" style:name="P172">
      <style:text-properties fo:font-family="Arial" style:font-family-complex="Arial"/>
      <style:paragraph-properties/>
    </style:style>
    <style:style style:family="text" style:name="T134">
      <style:text-properties fo:font-family="Arial" style:font-family-complex="Arial" fo:font-size="12pt"/>
    </style:style>
    <style:style style:family="text" style:name="T135">
      <style:text-properties fo:font-family="Arial" style:font-family-complex="Arial" fo:font-size="12pt"/>
    </style:style>
    <style:style style:parent-style-name="734" style:family="paragraph" style:name="P173">
      <style:text-properties fo:font-family="Arial" style:font-family-complex="Arial"/>
      <style:paragraph-properties/>
    </style:style>
    <style:style style:family="text" style:name="T136">
      <style:text-properties fo:font-family="Arial" style:font-family-complex="Arial" fo:font-size="12pt"/>
    </style:style>
    <style:style style:family="text" style:name="T137">
      <style:text-properties fo:font-family="Arial" style:font-family-complex="Arial" fo:font-size="12pt"/>
    </style:style>
    <style:style style:parent-style-name="628" style:family="paragraph" style:name="P174">
      <style:text-properties fo:font-family="Arial" style:font-family-complex="Arial"/>
      <style:paragraph-properties/>
    </style:style>
    <style:style style:family="text" style:name="T138">
      <style:text-properties fo:font-family="Arial" style:font-family-complex="Arial" fo:font-size="12pt"/>
    </style:style>
    <style:style style:family="text" style:name="T139">
      <style:text-properties fo:font-family="Arial" style:font-family-complex="Arial" fo:font-size="12pt"/>
    </style:style>
    <style:style style:parent-style-name="628" style:family="paragraph" style:name="P175">
      <style:text-properties fo:font-family="Arial" style:font-family-complex="Arial"/>
      <style:paragraph-properties/>
    </style:style>
    <style:style style:family="text" style:name="T140">
      <style:text-properties fo:font-family="Arial" style:font-family-complex="Arial" fo:font-size="12pt"/>
    </style:style>
    <style:style style:family="text" style:name="T141">
      <style:text-properties fo:font-family="Arial" style:font-family-complex="Arial" fo:font-size="12pt"/>
    </style:style>
    <style:style style:parent-style-name="628" style:family="paragraph" style:name="P176">
      <style:text-properties fo:font-family="Arial" style:font-family-complex="Arial" fo:font-style="normal"/>
      <style:paragraph-properties/>
    </style:style>
    <style:style style:family="text" style:name="T142">
      <style:text-properties fo:font-family="Arial" style:font-family-complex="Arial" fo:font-size="12pt"/>
    </style:style>
    <style:style style:family="text" style:name="T143">
      <style:text-properties fo:font-family="Arial" style:font-family-complex="Arial" fo:font-size="12pt" fo:font-style="italic"/>
    </style:style>
    <style:style style:family="text" style:name="T144">
      <style:text-properties fo:font-family="Arial" style:font-family-complex="Arial" fo:font-size="12pt" fo:font-style="normal"/>
    </style:style>
    <style:style style:family="text" style:name="T145">
      <style:text-properties fo:font-family="Arial" style:font-family-complex="Arial" fo:font-size="12pt" fo:font-style="normal"/>
    </style:style>
    <style:style style:parent-style-name="628" style:family="paragraph" style:name="P177">
      <style:text-properties fo:font-family="Arial" style:font-family-complex="Arial" fo:font-style="normal"/>
      <style:paragraph-properties/>
    </style:style>
    <style:style style:family="text" style:name="T146">
      <style:text-properties fo:font-family="Arial" style:font-family-complex="Arial" fo:font-size="12pt" fo:font-style="normal"/>
    </style:style>
    <style:style style:family="text" style:name="T147">
      <style:text-properties fo:font-family="Arial" style:font-family-complex="Arial" fo:font-size="12pt" fo:font-style="normal"/>
    </style:style>
    <style:style style:parent-style-name="628" style:family="paragraph" style:name="P178">
      <style:text-properties fo:font-family="Arial" style:font-family-complex="Arial" fo:font-style="normal"/>
      <style:paragraph-properties/>
    </style:style>
    <style:style style:family="text" style:name="T148">
      <style:text-properties fo:font-family="Arial" style:font-family-complex="Arial" fo:font-size="12pt" fo:font-style="normal"/>
    </style:style>
    <style:style style:family="text" style:name="T149">
      <style:text-properties fo:font-family="Arial" style:font-family-complex="Arial" fo:font-size="12pt" fo:font-style="normal"/>
    </style:style>
    <style:style style:family="paragraph" style:name="P179">
      <style:text-properties fo:font-family="Arial" style:font-family-complex="Arial" fo:font-style="normal"/>
      <style:paragraph-properties fo:break-before="page"/>
    </style:style>
    <style:style style:family="text" style:name="T150">
      <style:text-properties fo:font-family="Arial" style:font-family-complex="Arial" fo:font-size="12pt" fo:font-style="normal"/>
    </style:style>
    <style:style style:family="text" style:name="T151">
      <style:text-properties fo:font-family="Arial" style:font-family-complex="Arial" fo:font-size="12pt" fo:font-style="normal"/>
    </style:style>
    <style:style style:parent-style-name="734" style:family="paragraph" style:name="P180">
      <style:text-properties fo:font-family="Arial" style:font-family-complex="Arial" fo:font-style="normal"/>
      <style:paragraph-properties/>
    </style:style>
    <style:style style:family="text" style:name="T152">
      <style:text-properties fo:font-family="Arial" style:font-family-complex="Arial" fo:font-size="12pt" fo:font-style="normal"/>
    </style:style>
    <style:style style:family="text" style:name="T153">
      <style:text-properties fo:font-family="Arial" style:font-family-complex="Arial" fo:font-size="12pt" fo:font-style="normal"/>
    </style:style>
    <style:style style:parent-style-name="734" style:family="paragraph" style:name="P181">
      <style:text-properties fo:font-family="Arial" style:font-family-complex="Arial" fo:font-style="normal"/>
      <style:paragraph-properties/>
    </style:style>
    <style:style style:family="text" style:name="T154">
      <style:text-properties fo:font-family="Arial" style:font-family-complex="Arial" fo:font-size="12pt" fo:font-style="normal"/>
    </style:style>
    <style:style style:family="text" style:name="T155">
      <style:text-properties fo:font-family="Arial" style:font-family-complex="Arial" fo:font-size="12pt" fo:font-style="normal"/>
    </style:style>
    <style:style style:parent-style-name="733" style:family="paragraph" style:name="P182">
      <style:text-properties fo:font-family="Arial" style:font-family-complex="Arial" fo:font-style="normal"/>
      <style:paragraph-properties/>
    </style:style>
    <style:style style:family="text" style:name="T156">
      <style:text-properties fo:font-family="Arial" style:font-family-complex="Arial" fo:font-size="12pt" fo:font-style="normal"/>
    </style:style>
    <style:style style:family="text" style:name="T157">
      <style:text-properties fo:font-family="Arial" style:font-family-complex="Arial" fo:font-size="12pt" fo:font-style="normal"/>
    </style:style>
    <style:style style:family="paragraph" style:name="P183">
      <style:text-properties fo:color="#000000" fo:font-family="Arial" style:font-family-complex="Arial"/>
      <style:paragraph-properties fo:margin-bottom="0pt"/>
    </style:style>
    <style:style style:family="text" style:name="T158">
      <style:text-properties fo:color="#000000" fo:font-family="Arial" style:font-family-complex="Arial" fo:font-size="12pt"/>
    </style:style>
    <style:style style:family="text" style:name="T159">
      <style:text-properties fo:color="#000000" fo:font-family="Arial" style:font-family-complex="Arial" fo:font-size="12pt"/>
    </style:style>
    <style:style style:family="text" style:name="T160">
      <style:text-properties fo:color="#000000" fo:font-family="Arial" style:font-family-complex="Arial" fo:font-size="12pt" style:text-underline-type="single" style:text-underline-style="solid" style:text-underline-width="auto" style:text-underline-color="font-color"/>
    </style:style>
    <style:style style:family="text" style:name="T161">
      <style:text-properties fo:color="#000000" fo:font-family="Arial" style:font-family-complex="Arial" fo:font-size="12pt"/>
    </style:style>
    <style:style style:family="text" style:name="T162">
      <style:text-properties fo:color="#000000" fo:font-family="Arial" style:font-family-complex="Arial" fo:font-size="12pt"/>
    </style:style>
    <style:style style:family="text" style:name="T163">
      <style:text-properties fo:color="#000000" fo:font-family="Arial" style:font-family-complex="Arial" fo:font-size="12pt"/>
    </style:style>
    <style:style style:parent-style-name="628" style:family="paragraph" style:name="P184">
      <style:text-properties fo:font-family="Arial" style:font-family-complex="Arial" fo:font-style="normal"/>
      <style:paragraph-properties/>
    </style:style>
    <style:style style:family="text" style:name="T164">
      <style:text-properties fo:font-family="Arial" style:font-family-complex="Arial" fo:font-size="12pt" fo:font-style="normal"/>
    </style:style>
    <style:style style:family="text" style:name="T165">
      <style:text-properties fo:font-family="Arial" style:font-family-complex="Arial" fo:font-size="12pt" fo:font-style="normal"/>
    </style:style>
    <style:style style:family="text" style:name="T166">
      <style:text-properties fo:font-family="Arial" style:font-family-complex="Arial" fo:font-size="12pt" fo:font-style="normal"/>
    </style:style>
    <style:style style:family="text" style:name="T167">
      <style:text-properties fo:font-family="Arial" style:font-family-complex="Arial" fo:font-size="12pt" fo:font-style="normal"/>
    </style:style>
    <style:style style:parent-style-name="628" style:family="paragraph" style:name="P185">
      <style:text-properties fo:font-family="Arial" style:font-family-complex="Arial" fo:font-style="normal"/>
      <style:paragraph-properties/>
    </style:style>
    <style:style style:family="text" style:name="T168">
      <style:text-properties fo:font-family="Arial" style:font-family-complex="Arial" fo:font-size="12pt" fo:font-style="normal"/>
    </style:style>
    <style:style style:family="text" style:name="T169">
      <style:text-properties fo:font-family="Arial" style:font-family-complex="Arial" fo:font-size="12pt" fo:font-style="normal"/>
    </style:style>
    <style:style style:parent-style-name="733" style:family="paragraph" style:name="P186">
      <style:text-properties fo:font-family="Arial" style:font-family-complex="Arial" fo:font-style="normal"/>
      <style:paragraph-properties/>
    </style:style>
    <style:style style:family="text" style:name="T170">
      <style:text-properties fo:font-family="Arial" style:font-family-complex="Arial" fo:font-size="12pt" fo:font-style="normal"/>
    </style:style>
    <style:style style:family="text" style:name="T171">
      <style:text-properties fo:font-family="Arial" style:font-family-complex="Arial" fo:font-size="12pt" fo:font-style="normal"/>
    </style:style>
    <style:style style:family="paragraph" style:name="P187">
      <style:text-properties fo:color="#000000" fo:font-family="Arial" style:font-family-complex="Arial"/>
      <style:paragraph-properties fo:margin-bottom="0pt"/>
    </style:style>
    <style:style style:family="text" style:name="T172">
      <style:text-properties fo:color="#000000" fo:font-family="Arial" style:font-family-complex="Arial" fo:font-size="12pt"/>
    </style:style>
    <style:style style:family="text" style:name="T173">
      <style:text-properties fo:color="#000000" fo:font-family="Arial" style:font-family-complex="Arial" fo:font-size="12pt"/>
    </style:style>
    <style:style style:family="text" style:name="T174">
      <style:text-properties fo:color="#000000" fo:font-family="Arial" style:font-family-complex="Arial" fo:font-size="12pt"/>
    </style:style>
    <style:style style:family="paragraph" style:name="P188">
      <style:text-properties fo:color="#000000" fo:font-family="Arial" style:font-family-complex="Arial"/>
      <style:paragraph-properties fo:margin-bottom="0pt"/>
    </style:style>
    <style:style style:family="text" style:name="T175">
      <style:text-properties fo:color="#000000" fo:font-family="Arial" style:font-family-complex="Arial" fo:font-size="12pt"/>
    </style:style>
    <style:style style:family="text" style:name="T176">
      <style:text-properties fo:color="#000000" fo:font-family="Arial" style:font-family-complex="Arial" fo:font-size="12pt"/>
    </style:style>
    <style:style style:parent-style-name="733" style:family="paragraph" style:name="P189">
      <style:text-properties fo:color="#000000" fo:font-family="Arial" style:font-family-complex="Arial"/>
      <style:paragraph-properties/>
    </style:style>
    <style:style style:family="text" style:name="T177">
      <style:text-properties fo:color="#000000" fo:font-family="Arial" style:font-family-complex="Arial" fo:font-size="12pt"/>
    </style:style>
    <style:style style:family="text" style:name="T178">
      <style:text-properties fo:color="#000000" fo:font-family="Arial" style:font-family-complex="Arial" fo:font-size="12pt"/>
    </style:style>
    <style:style style:parent-style-name="628" style:family="paragraph" style:name="P190">
      <style:text-properties fo:color="#000000" fo:font-family="Arial" style:font-family-complex="Arial"/>
      <style:paragraph-properties/>
    </style:style>
    <style:style style:family="text" style:name="T179">
      <style:text-properties fo:color="#000000" fo:font-family="Arial" style:font-family-complex="Arial" fo:font-size="12pt"/>
    </style:style>
    <style:style style:family="text" style:name="T180">
      <style:text-properties fo:color="#000000" fo:font-family="Arial" style:font-family-complex="Arial" fo:font-size="12pt"/>
    </style:style>
    <style:style style:parent-style-name="628" style:family="paragraph" style:name="P191">
      <style:text-properties fo:color="#000000" fo:font-family="Arial" style:font-family-complex="Arial"/>
      <style:paragraph-properties/>
    </style:style>
    <style:style style:family="text" style:name="T181">
      <style:text-properties fo:color="#000000" fo:font-family="Arial" style:font-family-complex="Arial" fo:font-size="12pt"/>
    </style:style>
    <style:style style:family="text" style:name="T182">
      <style:text-properties fo:color="#000000" fo:font-family="Arial" style:font-family-complex="Arial" fo:font-size="12pt"/>
    </style:style>
    <style:style style:parent-style-name="628" style:list-style-name="WWNum8" style:family="paragraph" style:name="P192">
      <style:text-properties fo:color="#000000" fo:font-family="Arial" style:font-family-complex="Arial"/>
      <style:paragraph-properties/>
    </style:style>
    <style:style style:family="text" style:name="T183">
      <style:text-properties fo:color="#000000" fo:font-family="Arial" style:font-family-complex="Arial" fo:font-size="12pt"/>
    </style:style>
    <style:style style:family="text" style:name="T184">
      <style:text-properties fo:color="#000000" fo:font-family="Arial" style:font-family-complex="Arial" fo:font-size="12pt"/>
    </style:style>
    <style:style style:family="text" style:name="T185">
      <style:text-properties fo:color="#000000" fo:font-family="Arial" style:font-family-complex="Arial" fo:font-size="12pt"/>
    </style:style>
    <style:style style:parent-style-name="628" style:list-style-name="WWNum8" style:family="paragraph" style:name="P193">
      <style:text-properties fo:color="#000000" fo:font-family="Arial" style:font-family-complex="Arial"/>
      <style:paragraph-properties/>
    </style:style>
    <style:style style:family="text" style:name="T186">
      <style:text-properties fo:color="#000000" fo:font-family="Arial" style:font-family-complex="Arial" fo:font-size="12pt"/>
    </style:style>
    <style:style style:family="text" style:name="T187">
      <style:text-properties fo:color="#000000" fo:font-family="Arial" style:font-family-complex="Arial" fo:font-size="12pt"/>
    </style:style>
    <style:style style:parent-style-name="628" style:family="paragraph" style:name="P194">
      <style:text-properties fo:color="#000000" fo:font-family="Arial" style:font-family-complex="Arial"/>
      <style:paragraph-properties fo:margin-left="1.251cm" fo:text-indent="0cm"/>
    </style:style>
    <style:style style:family="text" style:name="T188">
      <style:text-properties fo:color="#000000" fo:font-family="Arial" style:font-family-complex="Arial" fo:font-size="12pt"/>
    </style:style>
    <style:style style:family="text" style:name="T189">
      <style:text-properties fo:color="#000000" fo:font-family="Arial" style:font-family-complex="Arial" fo:font-size="12pt"/>
    </style:style>
    <style:style style:family="text" style:name="T190">
      <style:text-properties fo:color="#000000" fo:font-family="Arial" style:font-family-complex="Arial" fo:font-size="12pt"/>
    </style:style>
    <style:style style:parent-style-name="628" style:family="paragraph" style:name="P195">
      <style:text-properties fo:font-family="Arial" style:font-family-complex="Arial" fo:font-style="normal"/>
      <style:paragraph-properties/>
    </style:style>
    <style:style style:family="text" style:name="T191">
      <style:text-properties fo:font-family="Arial" style:font-family-complex="Arial" fo:font-size="12pt" fo:font-style="normal"/>
    </style:style>
    <style:style style:family="text" style:name="T192">
      <style:text-properties fo:font-family="Arial" style:font-family-complex="Arial" fo:font-size="12pt" fo:font-style="normal"/>
    </style:style>
  </office:automatic-styles>
  <office:body>
    <office:text text:use-soft-page-breaks="true">
      <text:p text:style-name="P141"><text:span>Gabin Courdy</text:span><text:span/></text:p>
      <text:list>
        <text:list-item>
          <text:p text:style-name="P142"><text:span/><text:bookmark-start text:name="_Toc1"/><text:span>Synthèse</text:span><text:bookmark-end text:name="_Toc1"/><text:span/><text:span/></text:p>
        </text:list-item>
      </text:list>
      <text:p text:style-name="P143"><text:span/><text:span/></text:p>
      <text:p text:style-name="P144"><text:span/><text:span/></text:p>
      <text:p text:style-name="P145"><text:span>La preuve électronique</text:span><text:span/><text:span text:style-name="T55"/><text:span/><text:span/></text:p>
      <text:p text:style-name="P146"><text:span text:style-name="T56"><text:line-break/></text:span><text:span/></text:p>
      <text:p><text:span/><text:span/></text:p>
      <text:p><text:span/><text:span/></text:p>
      <text:p text:style-name="P147"><text:span text:style-name="T57"/><text:span/><text:span text:style-name="T58"/></text:p>
      <text:table-of-content text:name="">
        <text:table-of-content-source text:outline-level="9"/>
        <text:index-body>
          <text:p text:style-name="P147"><text:a xlink:href="#_Toc1" xlink:type="simple"><text:span text:style-name="T59"/><text:span text:style-name="T60">Synthèse</text:span><text:span text:style-name="T61"/><text:span><text:tab/></text:span><text:span>1</text:span></text:a><text:span/></text:p>
          <text:p text:style-name="P148"><text:a xlink:href="#_Toc2" xlink:type="simple"><text:span text:style-name="T62"/><text:span text:style-name="T63">Qu’est-ce qui fait d’un écrit électronique une preuve juridique ?</text:span><text:span text:style-name="T64"/><text:span><text:tab/></text:span><text:span>2</text:span></text:a><text:span text:style-name="T65"/></text:p>
          <text:p text:style-name="P149"><text:a xlink:href="#_Toc3" xlink:type="simple"><text:span text:style-name="T66"/><text:span text:style-name="T67">Que faut-il pour qu’un écrit électronique soit reconnu comme moyen de preuve ?</text:span><text:span text:style-name="T68"/><text:span><text:tab/></text:span><text:span>2</text:span></text:a><text:span text:style-name="T69"/></text:p>
          <text:p text:style-name="P150"><text:a xlink:href="#_Toc4" xlink:type="simple"><text:span text:style-name="T70"/><text:span text:style-name="T71">A quelle condition un email a-t-il une valeur juridique ?</text:span><text:span text:style-name="T72"/><text:span><text:tab/></text:span><text:span>2</text:span></text:a><text:span text:style-name="T73"/></text:p>
          <text:p text:style-name="P151"><text:a xlink:href="#_Toc5" xlink:type="simple"><text:span text:style-name="T74"/><text:span text:style-name="T75">Non répudiation</text:span><text:span text:style-name="T76"/><text:span><text:tab/></text:span><text:span>2</text:span></text:a><text:span text:style-name="T77"/></text:p>
          <text:p text:style-name="P152"><text:a xlink:href="#_Toc6" xlink:type="simple"><text:span text:style-name="T78"/><text:span text:style-name="T79">Qu’est-ce qui garantit la fiabilité de ces techniques ?</text:span><text:span text:style-name="T80"/><text:span><text:tab/></text:span><text:span>3</text:span></text:a><text:span text:style-name="T81"/></text:p>
          <text:p text:style-name="P153"><text:a xlink:href="#_Toc7" xlink:type="simple"><text:span text:style-name="T82"/><text:span text:style-name="T83">La signature électronique :</text:span><text:span text:style-name="T84"/><text:span><text:tab/></text:span><text:span>3</text:span></text:a><text:span text:style-name="T85"/></text:p>
          <text:p text:style-name="P154"><text:a xlink:href="#_Toc8" xlink:type="simple"><text:span text:style-name="T86"/><text:span text:style-name="T87">La cryptologie :</text:span><text:span text:style-name="T88"/><text:span><text:tab/></text:span><text:span>3</text:span></text:a><text:span text:style-name="T89"/></text:p>
          <text:p text:style-name="P155"><text:a xlink:href="#_Toc9" xlink:type="simple"><text:span text:style-name="T90"/><text:span text:style-name="T91">Chiffrement ?</text:span><text:span text:style-name="T92"/><text:span><text:tab/></text:span><text:span>3</text:span></text:a><text:span text:style-name="T93"/></text:p>
          <text:p text:style-name="P156"><text:span/><text:span text:style-name="T94"/><text:span/></text:p>
        </text:index-body>
      </text:table-of-content>
      <text:p text:style-name="P157"><text:span text:style-name="T95"><text:soft-page-break/></text:span><text:span text:style-name="T96"/></text:p>
      <text:p text:style-name="P158"><text:span/><text:bookmark-start text:name="_Toc2"/><text:span>Qu’est-ce qui fait d’un écrit électronique une preuve juridique ?</text:span><text:span/><text:bookmark-end text:name="_Toc2"/><text:span/><text:span/></text:p>
      <text:p text:style-name="P159"><text:span/><text:span/></text:p>
      <text:p><text:span text:style-name="T97">Intégrité, identification...</text:span><text:span/><text:span/></text:p>
      <text:p text:style-name="P160"><text:span/><text:bookmark-start text:name="_Toc3"/><text:span>Que faut-il pour qu’un écrit électronique soit reconnu comme moyen de preuve ?</text:span><text:bookmark-end text:name="_Toc3"/><text:span/><text:span/></text:p>
      <text:p text:style-name="P161"><text:span text:style-name="T98"/><text:span text:style-name="T99"/></text:p>
      <text:p text:style-name="P162"><text:span text:style-name="T100"/><text:span text:style-name="T101">La preuve par écrit se définit par “une suite de lettres, de caractères, de chiffres ou de tous autres signes ou symboles dotés d'une </text:span><text:span>signification </text:span><text:span text:style-name="T102">intelligible, quels que soient leur support et leurs modalités de transmission</text:span><text:span text:style-name="T103"> »</text:span><text:span text:style-name="T104">.</text:span><text:span text:style-name="T105"> L’écrit électronique rentre bel et bien dans cette définition. L’article 1366 du Code Civil considère d’ailleurs que l’écrit électronique a “la même force probante que l’écrit sur support papier </text:span><text:span text:style-name="T106">sous réserve que puisse </text:span><text:span text:style-name="T107">être dûment identifiée la personne dont il émane et qu'il soit établi et conservé dans des conditions de nature à en garantir l'intégrité.</text:span><text:span/><text:span text:style-name="T108">”.</text:span><text:span text:style-name="T109"/><text:span text:style-name="T110"/><text:span text:style-name="T111"/><text:span text:style-name="T112"/></text:p>
      <text:p text:style-name="P163"><text:span text:style-name="T113"/><text:span text:style-name="T114"/></text:p>
      <text:p text:style-name="P164"><text:span text:style-name="T115"/><text:span text:style-name="T116"/></text:p>
      <text:p text:style-name="P165"><text:span text:style-name="T117">Donc, l’écrit électronique est une preuve juridique, mais il faut en assurer l’intégrité, et l’identification de son auteur. Donc, il faut démontrer que le fichier a été conservé dans de bonnes conditions et identifier son auteur par sa signature électronique. Un fichier texte, vidéo et d’autres encore, conservés fiablement et signés électroniquement, seront donc des preuves.</text:span><text:span text:style-name="T118"/></text:p>
      <text:p text:style-name="P166"><text:span text:style-name="T119"/><text:span text:style-name="T120"/></text:p>
      <text:p text:style-name="P167"><text:span/><text:bookmark-start text:name="_Toc4"/><text:span text:style-name="T121">A quelle condition un email a-t-il une valeur juridique ?</text:span><text:bookmark-end text:name="_Toc4"/><text:span/><text:span text:style-name="T122"/></text:p>
      <text:p text:style-name="P168"><text:span text:style-name="T123"/><text:span text:style-name="T124"/></text:p>
      <text:p text:style-name="P169"><text:span text:style-name="T125">L’email est une exception. On ne peut pas identifier avec fiabilité l’expéditeur d’un email, en supposant que l’auteur a expédié personnellement son email. Souvent, les auteurs d’emails malicieux expédient leurs emails par le biais d’autres machines, et parfois par le biais d’autres utilisateurs. L’intégrité d’un email n’est pas non plus garantie, il peut donc avoir été altéré.</text:span><text:span text:style-name="T126"/></text:p>
      <text:p text:style-name="P170"><text:span text:style-name="T127"/><text:span text:style-name="T128"/></text:p>
      <text:p text:style-name="P171"><text:span text:style-name="T129">Toutefois, il peut avoir une valeur juridique. S’il comporte la signature électronique de son auteur, il peut être accepté et considéré comme un “début de preuve”.</text:span><text:span text:style-name="T130"/><text:span text:style-name="T131"/><text:span text:style-name="T132"/><text:span text:style-name="T133"/></text:p>
      <text:p text:style-name="P172"><text:span text:style-name="T134"/><text:span text:style-name="T135"/></text:p>
      <text:p text:style-name="P173"><text:span/><text:bookmark-start text:name="_Toc5"/><text:span text:style-name="T136">Non répudiation</text:span><text:bookmark-end text:name="_Toc5"/><text:span/><text:span text:style-name="T137"/></text:p>
      <text:p text:style-name="P174"><text:span text:style-name="T138"/><text:span text:style-name="T139"/></text:p>
      <text:p text:style-name="P175"><text:span text:style-name="T140"/><text:span text:style-name="T141"/></text:p>
      <text:p text:style-name="P176"><text:span text:style-name="T142">Finalement, pour qu’un écrit électronique soit considéré comme preuve juridique, il doit mener à la </text:span><text:span text:style-name="T143">non répudiation</text:span><text:span text:style-name="T144">. Par la signature électronique et en le gardant intègre, l’auteur ne peut plus nier l’avoir rédigé.</text:span><text:span text:style-name="T145"/></text:p>
      <text:p text:style-name="P177"><text:span text:style-name="T146"/><text:span text:style-name="T147"/></text:p>
      <text:p text:style-name="P178"><text:span text:style-name="T148"/><text:span text:style-name="T149"/></text:p>
      <text:p text:style-name="P179"><text:span text:style-name="T150"><text:soft-page-break/></text:span><text:span text:style-name="T151"/></text:p>
      <text:p text:style-name="P180"><text:span/><text:bookmark-start text:name="_Toc6"/><text:span text:style-name="T152">Qu’est-ce qui garantit la fiabilité de ces techniques ?</text:span><text:bookmark-end text:name="_Toc6"/><text:span/><text:span text:style-name="T153"/></text:p>
      <text:p text:style-name="P181"><text:span text:style-name="T154"/><text:span text:style-name="T155"/></text:p>
      <text:p text:style-name="P182"><text:span/><text:bookmark-start text:name="_Toc7"/><text:span text:style-name="T156">La signature électronique :</text:span><text:bookmark-end text:name="_Toc7"/><text:span/><text:span text:style-name="T157"/></text:p>
      <text:p text:style-name="P183"><text:span text:style-name="T158">Un code dans le document, unique à son expéditeur.</text:span><text:span text:style-name="T159"> C’est l’usage d’un </text:span><text:span text:style-name="T160">procédé fiable</text:span><text:span text:style-name="T161"> de l’identification de l’auteur, par la cryptologie.</text:span><text:span text:style-name="T162"/><text:span text:style-name="T163"/></text:p>
      <text:p text:style-name="P184"><text:span text:style-name="T164"/><text:span text:style-name="T165">Dans la majorité des cas, il s’agit d’un certificat numérique porté sur différent supports qui permet d’identifier l’auteur et de garantir l’intégrité du document.</text:span><text:span text:style-name="T166"/><text:span text:style-name="T167"/></text:p>
      <text:p text:style-name="P185"><text:span text:style-name="T168"/><text:span text:style-name="T169"/></text:p>
      <text:p text:style-name="P186"><text:span/><text:bookmark-start text:name="_Toc8"/><text:span text:style-name="T170">La cryptologie :</text:span><text:bookmark-end text:name="_Toc8"/><text:span/><text:span text:style-name="T171"/></text:p>
      <text:p text:style-name="P187"><text:span text:style-name="T172">Science du secret, du chiffrement. Elle vise à garantir l’intégrité, l’authenticité, et la confidentialité d’un document électronique.</text:span><text:span text:style-name="T173"/><text:span text:style-name="T174"/></text:p>
      <text:p text:style-name="P188"><text:span text:style-name="T175"/><text:span text:style-name="T176"/></text:p>
      <text:p text:style-name="P189"><text:span/><text:bookmark-start text:name="_Toc9"/><text:span text:style-name="T177">Chiffrement ?</text:span><text:bookmark-end text:name="_Toc9"/><text:span/><text:span text:style-name="T178"/></text:p>
      <text:p text:style-name="P190"><text:span text:style-name="T179">Le chiffrement se fait de deux méthodes :</text:span><text:span text:style-name="T180"/></text:p>
      <text:p text:style-name="P191"><text:span text:style-name="T181"/><text:span text:style-name="T182"/></text:p>
      <text:list text:style-name="WWNum8" text:continue-numbering="true">
        <text:list-item>
          <text:p text:style-name="P192"><text:span text:style-name="T183">Chiffrement symétrique :<text:line-break/><text:tab/>Les deux parties se partagent une clé qui permet de déchiffrer le document<text:line-break/><text:tab/>et ses signatures.</text:span><text:span text:style-name="T184"/><text:span text:style-name="T185"/></text:p>
        </text:list-item>
        <text:list-item>
          <text:p text:style-name="P193"><text:span text:style-name="T186">Chiffrement symétrique :</text:span><text:span text:style-name="T187"/></text:p>
        </text:list-item>
      </text:list>
      <text:p text:style-name="P194"><text:span text:style-name="T188"><text:tab/>L’exéditeur possède une clé privée, qu’elle se garde, </text:span><text:span text:style-name="T189">pour créer sa signature. <text:line-break/><text:tab/>Il envoie le docoument avec un certificat d’authentifcation qui atteste de<text:line-break/><text:tab/>l’identité de l’auteur et une clé publique qui permettra de vérifier sa <text:tab/>signature</text:span><text:span>.</text:span><text:span text:style-name="T190"/></text:p>
      <text:p text:style-name="P195"><text:span text:style-name="T191"><text:s/></text:span><text:span text:style-name="T1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size="10pt"/>
      <style:paragraph-properties style:tab-stop-distance="35.45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text" style:family="text" style:name="624"/>
    <style:style style:class="default" style:display-name="DStyle_paragraph" style:family="paragraph" style:name="625">
      <style:text-properties fo:font-size="10pt"/>
      <style:paragraph-properties/>
    </style:style>
    <style:style style:parent-style-name="625" style:class="default" style:display-name="DStyle_paragraph" style:family="paragraph" style:name="626">
      <style:text-properties fo:font-size="10pt"/>
      <style:paragraph-properties/>
    </style:style>
    <style:style style:parent-style-name="625" style:display-name="DStyle_text" style:family="text" style:name="627"/>
    <style:style style:parent-style-name="626" style:display-name="Normal" style:family="paragraph" style:name="628">
      <style:text-properties fo:font-family="Arial" style:font-family-complex="Arial" fo:font-size="12pt"/>
      <style:paragraph-properties/>
    </style:style>
    <style:style style:parent-style-name="625" style:display-name="Heading 1 Char" style:family="text" style:name="629">
      <style:text-properties fo:font-family="Arial" style:font-family-complex="Arial" fo:font-size="20pt"/>
    </style:style>
    <style:style style:parent-style-name="625" style:display-name="Heading 2 Char" style:family="text" style:name="630">
      <style:text-properties fo:font-family="Arial" style:font-family-complex="Arial" fo:font-size="17pt"/>
    </style:style>
    <style:style style:parent-style-name="625" style:display-name="Heading 3 Char" style:family="text" style:name="631">
      <style:text-properties fo:font-family="Arial" style:font-family-complex="Arial" fo:font-size="15pt"/>
    </style:style>
    <style:style style:parent-style-name="625" style:display-name="Heading 4 Char" style:family="text" style:name="632">
      <style:text-properties fo:font-family="Arial" style:font-family-complex="Arial" fo:font-size="13pt" fo:font-weight="bold"/>
    </style:style>
    <style:style style:parent-style-name="625" style:display-name="Heading 5 Char" style:family="text" style:name="633">
      <style:text-properties fo:font-family="Arial" style:font-family-complex="Arial" fo:font-size="12pt" fo:font-weight="bold"/>
    </style:style>
    <style:style style:parent-style-name="625" style:display-name="Heading 6 Char" style:family="text" style:name="634">
      <style:text-properties fo:font-family="Arial" style:font-family-complex="Arial" fo:font-size="11pt" fo:font-weight="bold"/>
    </style:style>
    <style:style style:parent-style-name="625" style:display-name="Heading 7 Char" style:family="text" style:name="635">
      <style:text-properties fo:font-family="Arial" style:font-family-complex="Arial" fo:font-size="11pt" fo:font-style="italic" fo:font-weight="bold"/>
    </style:style>
    <style:style style:parent-style-name="625" style:display-name="Heading 8 Char" style:family="text" style:name="636">
      <style:text-properties fo:font-family="Arial" style:font-family-complex="Arial" fo:font-size="11pt" fo:font-style="italic"/>
    </style:style>
    <style:style style:parent-style-name="625" style:display-name="Heading 9 Char" style:family="text" style:name="637">
      <style:text-properties fo:font-family="Arial" style:font-family-complex="Arial" fo:font-size="10.5pt" fo:font-style="italic"/>
    </style:style>
    <style:style style:parent-style-name="628" style:display-name="List Paragraph" style:family="paragraph" style:name="638">
      <style:paragraph-properties fo:margin-left="1.27cm" fo:margin-right="0cm" fo:text-indent="0cm"/>
    </style:style>
    <style:style style:parent-style-name="626" style:display-name="No Spacing" style:family="paragraph" style:name="639">
      <style:paragraph-properties fo:line-height="100%" fo:margin-top="0pt" fo:margin-bottom="0pt"/>
    </style:style>
    <style:style style:parent-style-name="625" style:display-name="Title Char" style:family="text" style:name="640">
      <style:text-properties fo:font-size="24pt"/>
    </style:style>
    <style:style style:parent-style-name="625" style:display-name="Subtitle Char" style:family="text" style:name="641">
      <style:text-properties fo:font-size="12pt"/>
    </style:style>
    <style:style style:parent-style-name="628" style:display-name="Quote" style:family="paragraph" style:name="642">
      <style:text-properties fo:font-style="italic"/>
      <style:paragraph-properties fo:margin-left="1.27cm" fo:margin-right="1.27cm" fo:text-indent="0cm"/>
    </style:style>
    <style:style style:parent-style-name="625" style:display-name="Quote Char" style:family="text" style:name="643">
      <style:text-properties fo:font-style="italic"/>
    </style:style>
    <style:style style:parent-style-name="628" style:display-name="Intense Quote" style:family="paragraph" style:name="644">
      <style:text-properties fo:font-style="italic"/>
      <style:paragraph-properties fo:margin-left="1.27cm" fo:margin-right="1.27cm" fo:text-indent="0cm" fo:background-color="#f2f2f2" fo:border="0.01764cm solid #FFFFFF"/>
    </style:style>
    <style:style style:parent-style-name="625" style:display-name="Intense Quote Char" style:family="text" style:name="645">
      <style:text-properties fo:font-style="italic"/>
    </style:style>
    <style:style style:parent-style-name="625" style:display-name="Header Char" style:family="text" style:name="646"/>
    <style:style style:parent-style-name="625" style:display-name="Footer Char" style:family="text" style:name="647"/>
    <style:style style:parent-style-name="625" style:display-name="Caption Char" style:family="text" style:name="648"/>
    <style:style style:parent-style-name="625" style:display-name="Hyperlink" style:family="text" style:name="649">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25" style:display-name="Internet link" style:family="text" style:name="650">
      <style:text-properties fo:color="#0000ff" style:text-underline-type="single" style:text-underline-style="solid" style:text-underline-width="auto" style:text-underline-color="font-color"/>
    </style:style>
    <style:style style:parent-style-name="625" style:display-name="Internet link" style:family="text" style:name="651">
      <style:text-properties fo:color="#0000ff" style:text-underline-type="single" style:text-underline-style="solid" style:text-underline-width="auto" style:text-underline-color="font-color"/>
    </style:style>
    <style:style style:parent-style-name="628" style:display-name="footnote text" style:family="paragraph" style:name="652">
      <style:text-properties fo:font-size="9pt"/>
      <style:paragraph-properties fo:line-height="100%" fo:margin-bottom="2pt"/>
    </style:style>
    <style:style style:parent-style-name="625" style:display-name="Footnote Text Char" style:family="text" style:name="653">
      <style:text-properties fo:font-size="9pt"/>
    </style:style>
    <style:style style:parent-style-name="625" style:display-name="footnote reference" style:family="text" style:name="654">
      <style:text-properties style:text-position="super 58%"/>
    </style:style>
    <style:style style:parent-style-name="628" style:display-name="endnote text" style:family="paragraph" style:name="655">
      <style:text-properties fo:font-size="10pt"/>
      <style:paragraph-properties fo:line-height="100%" fo:margin-bottom="0pt"/>
    </style:style>
    <style:style style:parent-style-name="625" style:display-name="Endnote Text Char" style:family="text" style:name="656">
      <style:text-properties fo:font-size="10pt"/>
    </style:style>
    <style:style style:parent-style-name="625" style:display-name="endnote reference" style:family="text" style:name="657">
      <style:text-properties style:text-position="super 58%"/>
    </style:style>
    <style:style style:parent-style-name="628" style:display-name="toc 1" style:family="paragraph" style:name="658">
      <style:text-properties/>
      <style:paragraph-properties fo:margin-left="0cm" fo:margin-right="0cm" fo:text-indent="0cm" fo:margin-bottom="2.85pt"/>
    </style:style>
    <style:style style:parent-style-name="628" style:display-name="toc 2" style:family="paragraph" style:name="659">
      <style:text-properties/>
      <style:paragraph-properties fo:margin-left="0.4992cm" fo:margin-right="0cm" fo:text-indent="0cm" fo:margin-bottom="2.85pt"/>
    </style:style>
    <style:style style:parent-style-name="628" style:display-name="toc 3" style:family="paragraph" style:name="660">
      <style:paragraph-properties fo:margin-left="1cm" fo:margin-right="0cm" fo:text-indent="0cm" fo:margin-bottom="2.85pt"/>
    </style:style>
    <style:style style:parent-style-name="628" style:display-name="toc 4" style:family="paragraph" style:name="661">
      <style:paragraph-properties fo:margin-left="1.499cm" fo:margin-right="0cm" fo:text-indent="0cm" fo:margin-bottom="2.85pt"/>
    </style:style>
    <style:style style:parent-style-name="628" style:display-name="toc 5" style:family="paragraph" style:name="662">
      <style:paragraph-properties fo:margin-left="2cm" fo:margin-right="0cm" fo:text-indent="0cm" fo:margin-bottom="2.85pt"/>
    </style:style>
    <style:style style:parent-style-name="628" style:display-name="toc 6" style:family="paragraph" style:name="663">
      <style:paragraph-properties fo:margin-left="2.5cm" fo:margin-right="0cm" fo:text-indent="0cm" fo:margin-bottom="2.85pt"/>
    </style:style>
    <style:style style:parent-style-name="628" style:display-name="toc 7" style:family="paragraph" style:name="664">
      <style:paragraph-properties fo:margin-left="3.001cm" fo:margin-right="0cm" fo:text-indent="0cm" fo:margin-bottom="2.85pt"/>
    </style:style>
    <style:style style:parent-style-name="628" style:display-name="toc 8" style:family="paragraph" style:name="665">
      <style:paragraph-properties fo:margin-left="3.5cm" fo:margin-right="0cm" fo:text-indent="0cm" fo:margin-bottom="2.85pt"/>
    </style:style>
    <style:style style:parent-style-name="628" style:display-name="toc 9" style:family="paragraph" style:name="666">
      <style:paragraph-properties fo:margin-left="4.001cm" fo:margin-right="0cm" fo:text-indent="0cm" fo:margin-bottom="2.85pt"/>
    </style:style>
    <style:style style:parent-style-name="626" style:display-name="TOC Heading" style:family="paragraph" style:name="667"/>
    <style:style style:parent-style-name="628" style:display-name="table of figures" style:family="paragraph" style:name="668">
      <style:paragraph-properties fo:margin-bottom="0pt"/>
    </style:style>
    <style:style style:parent-style-name="625" style:class="default" style:display-name="DStyle_paragraph" style:family="paragraph" style:name="669">
      <style:text-properties fo:color="#000000" fo:font-family="Liberation Serif" style:font-family-complex="Liberation Serif" fo:font-size="12pt" fo:language="fr" fo:country="FR"/>
      <style:paragraph-properties/>
    </style:style>
    <style:style style:parent-style-name="669" style:display-name="Standard" style:family="paragraph" style:name="670">
      <style:text-properties/>
      <style:paragraph-properties/>
    </style:style>
    <style:style style:parent-style-name="670" style:display-name="Heading" style:family="paragraph" style:name="671">
      <style:text-properties fo:font-family="Liberation Sans" style:font-family-complex="Liberation Sans" fo:font-size="14pt"/>
      <style:paragraph-properties fo:margin-top="12pt" fo:margin-bottom="6pt"/>
    </style:style>
    <style:style style:parent-style-name="670" style:display-name="Text body" style:family="paragraph" style:name="672">
      <style:text-properties/>
      <style:paragraph-properties fo:line-height="115%" fo:margin-top="0pt" fo:margin-bottom="7pt"/>
    </style:style>
    <style:style style:parent-style-name="670" style:display-name="Endnote" style:family="paragraph" style:name="673">
      <style:text-properties fo:font-size="10pt"/>
      <style:paragraph-properties fo:margin-left="0.598cm" fo:margin-right="0cm" fo:text-indent="-0.5927cm"/>
    </style:style>
    <style:style style:parent-style-name="670" style:display-name="Footnote" style:family="paragraph" style:name="674">
      <style:text-properties fo:font-size="10pt"/>
      <style:paragraph-properties fo:margin-left="0.598cm" fo:margin-right="0cm" fo:text-indent="-0.5927cm"/>
    </style:style>
    <style:style style:parent-style-name="670" style:display-name="Horizontal Line" style:family="paragraph" style:name="675">
      <style:text-properties fo:font-size="6pt"/>
      <style:paragraph-properties fo:margin-top="0pt" fo:margin-bottom="14.15pt" fo:border-top="none" fo:border-bottom="0.00882cm solid #808080" fo:border-left="none" fo:border-right="none"/>
    </style:style>
    <style:style style:parent-style-name="670" style:display-name="List Contents" style:family="paragraph" style:name="676">
      <style:paragraph-properties fo:margin-left="1cm" fo:margin-right="0cm" fo:text-indent="0cm"/>
    </style:style>
    <style:style style:parent-style-name="670" style:display-name="List Heading" style:family="paragraph" style:name="677">
      <style:paragraph-properties fo:margin-left="0cm" fo:margin-right="0cm" fo:text-indent="0cm"/>
    </style:style>
    <style:style style:parent-style-name="670" style:display-name="Frame contents" style:family="paragraph" style:name="678"/>
    <style:style style:parent-style-name="670" style:display-name="Preformatted Text" style:family="paragraph" style:name="679">
      <style:text-properties fo:font-family="Liberation Mono" style:font-family-complex="Liberation Mono" fo:font-size="10pt"/>
      <style:paragraph-properties fo:margin-top="0pt" fo:margin-bottom="0pt"/>
    </style:style>
    <style:style style:parent-style-name="671" style:display-name="Subtitle" style:family="paragraph" style:name="680">
      <style:text-properties fo:font-size="18pt"/>
      <style:paragraph-properties fo:text-align="center" fo:margin-top="3pt" fo:margin-bottom="6pt"/>
    </style:style>
    <style:style style:parent-style-name="671" style:display-name="Index Heading" style:family="paragraph" style:name="681">
      <style:text-properties fo:font-size="16pt" fo:font-weight="bold"/>
      <style:paragraph-properties fo:margin-left="0cm" fo:margin-right="0cm" fo:text-indent="0cm"/>
    </style:style>
    <style:style style:parent-style-name="681" style:display-name="Figure Index Heading" style:family="paragraph" style:name="682">
      <style:text-properties fo:font-size="16pt" fo:font-weight="bold"/>
      <style:paragraph-properties fo:margin-left="0cm" fo:margin-right="0cm" fo:text-indent="0cm"/>
    </style:style>
    <style:style style:parent-style-name="681" style:display-name="User Index Heading" style:family="paragraph" style:name="683">
      <style:text-properties fo:font-size="16pt" fo:font-weight="bold"/>
      <style:paragraph-properties fo:margin-left="0cm" fo:margin-right="0cm" fo:text-indent="0cm"/>
    </style:style>
    <style:style style:parent-style-name="681" style:display-name="Contents Heading" style:family="paragraph" style:name="684">
      <style:text-properties fo:font-size="16pt" fo:font-weight="bold"/>
      <style:paragraph-properties fo:margin-left="0cm" fo:margin-right="0cm" fo:text-indent="0cm"/>
    </style:style>
    <style:style style:parent-style-name="681" style:display-name="Bibliography Heading" style:family="paragraph" style:name="685">
      <style:text-properties fo:font-size="16pt" fo:font-weight="bold"/>
      <style:paragraph-properties fo:margin-left="0cm" fo:margin-right="0cm" fo:text-indent="0cm"/>
    </style:style>
    <style:style style:parent-style-name="681" style:display-name="Object index heading" style:family="paragraph" style:name="686">
      <style:text-properties fo:font-size="16pt" fo:font-weight="bold"/>
      <style:paragraph-properties fo:margin-left="0cm" fo:margin-right="0cm" fo:text-indent="0cm"/>
    </style:style>
    <style:style style:parent-style-name="681" style:display-name="Table index heading" style:family="paragraph" style:name="687">
      <style:text-properties fo:font-size="16pt" fo:font-weight="bold"/>
      <style:paragraph-properties fo:margin-left="0cm" fo:margin-right="0cm" fo:text-indent="0cm"/>
    </style:style>
    <style:style style:parent-style-name="670" style:display-name="Table Contents" style:family="paragraph" style:name="688"/>
    <style:style style:parent-style-name="688" style:display-name="Table Heading" style:family="paragraph" style:name="689">
      <style:text-properties fo:font-weight="bold"/>
      <style:paragraph-properties fo:text-align="center"/>
    </style:style>
    <style:style style:parent-style-name="670" style:display-name="Header and Footer" style:family="paragraph" style:name="690">
      <style:paragraph-properties>
        <style:tab-stops>
          <style:tab-stop style:position="8.499cm" style:type="center"/>
          <style:tab-stop style:position="17cm" style:type="right"/>
        </style:tab-stops>
      </style:paragraph-properties>
    </style:style>
    <style:style style:parent-style-name="670" style:display-name="Caption" style:family="paragraph" style:name="691">
      <style:text-properties fo:font-size="10pt" fo:font-style="italic"/>
      <style:paragraph-properties fo:margin-top="6pt" fo:margin-bottom="6pt"/>
    </style:style>
    <style:style style:parent-style-name="691" style:display-name="Figure" style:family="paragraph" style:name="692"/>
    <style:style style:parent-style-name="691" style:display-name="Table" style:family="paragraph" style:name="693"/>
    <style:style style:parent-style-name="691" style:display-name="Text" style:family="paragraph" style:name="694"/>
    <style:style style:parent-style-name="691" style:display-name="Drawing" style:family="paragraph" style:name="695"/>
    <style:style style:parent-style-name="690" style:display-name="Header" style:family="paragraph" style:name="696">
      <style:paragraph-properties>
        <style:tab-stops>
          <style:tab-stop style:position="8.499cm" style:type="center"/>
          <style:tab-stop style:position="17cm" style:type="right"/>
        </style:tab-stops>
      </style:paragraph-properties>
    </style:style>
    <style:style style:parent-style-name="696" style:display-name="Header left" style:family="paragraph" style:name="697">
      <style:paragraph-properties>
        <style:tab-stops>
          <style:tab-stop style:position="8.499cm" style:type="center"/>
          <style:tab-stop style:position="17cm" style:type="right"/>
        </style:tab-stops>
      </style:paragraph-properties>
    </style:style>
    <style:style style:parent-style-name="696" style:display-name="Header right" style:family="paragraph" style:name="698">
      <style:paragraph-properties fo:text-align="right">
        <style:tab-stops>
          <style:tab-stop style:position="8.499cm" style:type="center"/>
          <style:tab-stop style:position="17cm" style:type="right"/>
        </style:tab-stops>
      </style:paragraph-properties>
    </style:style>
    <style:style style:parent-style-name="690" style:display-name="Footer" style:family="paragraph" style:name="699">
      <style:paragraph-properties>
        <style:tab-stops>
          <style:tab-stop style:position="8.499cm" style:type="center"/>
          <style:tab-stop style:position="17cm" style:type="right"/>
        </style:tab-stops>
      </style:paragraph-properties>
    </style:style>
    <style:style style:parent-style-name="699" style:display-name="Footer right" style:family="paragraph" style:name="700">
      <style:paragraph-properties fo:text-align="right">
        <style:tab-stops>
          <style:tab-stop style:position="8.499cm" style:type="center"/>
          <style:tab-stop style:position="17cm" style:type="right"/>
        </style:tab-stops>
      </style:paragraph-properties>
    </style:style>
    <style:style style:parent-style-name="699" style:display-name="Footer left" style:family="paragraph" style:name="701">
      <style:paragraph-properties>
        <style:tab-stops>
          <style:tab-stop style:position="8.499cm" style:type="center"/>
          <style:tab-stop style:position="17cm" style:type="right"/>
        </style:tab-stops>
      </style:paragraph-properties>
    </style:style>
    <style:style style:parent-style-name="691" style:display-name="Illustration" style:family="paragraph" style:name="702"/>
    <style:style style:parent-style-name="670" style:display-name="Index" style:family="paragraph" style:name="703"/>
    <style:style style:parent-style-name="703" style:display-name="Table index 1" style:family="paragraph" style:name="704">
      <style:paragraph-properties fo:margin-left="0cm" fo:margin-right="0cm" fo:text-indent="0cm">
        <style:tab-stops>
          <style:tab-stop style:position="17cm" style:type="right" style:leader-type="dotted" style:leader-style="dotted"/>
        </style:tab-stops>
      </style:paragraph-properties>
    </style:style>
    <style:style style:parent-style-name="703" style:display-name="Contents 7" style:family="paragraph" style:name="705">
      <style:paragraph-properties fo:margin-left="2.995cm" fo:margin-right="0cm" fo:text-indent="0cm">
        <style:tab-stops>
          <style:tab-stop style:position="22.98cm" style:type="right" style:leader-type="dotted" style:leader-style="dotted"/>
        </style:tab-stops>
      </style:paragraph-properties>
    </style:style>
    <style:style style:parent-style-name="703" style:display-name="Figure Index 1" style:family="paragraph" style:name="706">
      <style:paragraph-properties fo:margin-left="0cm" fo:margin-right="0cm" fo:text-indent="0cm">
        <style:tab-stops>
          <style:tab-stop style:position="17cm" style:type="right" style:leader-type="dotted" style:leader-style="dotted"/>
        </style:tab-stops>
      </style:paragraph-properties>
    </style:style>
    <style:style style:parent-style-name="703" style:display-name="User Index 1" style:family="paragraph" style:name="707">
      <style:paragraph-properties fo:margin-left="0cm" fo:margin-right="0cm" fo:text-indent="0cm">
        <style:tab-stops>
          <style:tab-stop style:position="17cm" style:type="right" style:leader-type="dotted" style:leader-style="dotted"/>
        </style:tab-stops>
      </style:paragraph-properties>
    </style:style>
    <style:style style:parent-style-name="703" style:display-name="User Index 2" style:family="paragraph" style:name="708">
      <style:paragraph-properties fo:margin-left="0.4992cm" fo:margin-right="0cm" fo:text-indent="0cm">
        <style:tab-stops>
          <style:tab-stop style:position="18cm" style:type="right" style:leader-type="dotted" style:leader-style="dotted"/>
        </style:tab-stops>
      </style:paragraph-properties>
    </style:style>
    <style:style style:parent-style-name="703" style:display-name="User Index 3" style:family="paragraph" style:name="709">
      <style:paragraph-properties fo:margin-left="0.9984cm" fo:margin-right="0cm" fo:text-indent="0cm">
        <style:tab-stops>
          <style:tab-stop style:position="19cm" style:type="right" style:leader-type="dotted" style:leader-style="dotted"/>
        </style:tab-stops>
      </style:paragraph-properties>
    </style:style>
    <style:style style:parent-style-name="703" style:display-name="User Index 4" style:family="paragraph" style:name="710">
      <style:paragraph-properties fo:margin-left="1.498cm" fo:margin-right="0cm" fo:text-indent="0cm">
        <style:tab-stops>
          <style:tab-stop style:position="20cm" style:type="right" style:leader-type="dotted" style:leader-style="dotted"/>
        </style:tab-stops>
      </style:paragraph-properties>
    </style:style>
    <style:style style:parent-style-name="703" style:display-name="User Index 5" style:family="paragraph" style:name="711">
      <style:paragraph-properties fo:margin-left="1.997cm" fo:margin-right="0cm" fo:text-indent="0cm">
        <style:tab-stops>
          <style:tab-stop style:position="21cm" style:type="right" style:leader-type="dotted" style:leader-style="dotted"/>
        </style:tab-stops>
      </style:paragraph-properties>
    </style:style>
    <style:style style:parent-style-name="703" style:display-name="User Index 6" style:family="paragraph" style:name="712">
      <style:paragraph-properties fo:margin-left="2.496cm" fo:margin-right="0cm" fo:text-indent="0cm">
        <style:tab-stops>
          <style:tab-stop style:position="22cm" style:type="right" style:leader-type="dotted" style:leader-style="dotted"/>
        </style:tab-stops>
      </style:paragraph-properties>
    </style:style>
    <style:style style:parent-style-name="703" style:display-name="User Index 7" style:family="paragraph" style:name="713">
      <style:paragraph-properties fo:margin-left="2.995cm" fo:margin-right="0cm" fo:text-indent="0cm">
        <style:tab-stops>
          <style:tab-stop style:position="22.98cm" style:type="right" style:leader-type="dotted" style:leader-style="dotted"/>
        </style:tab-stops>
      </style:paragraph-properties>
    </style:style>
    <style:style style:parent-style-name="703" style:display-name="User Index 8" style:family="paragraph" style:name="714">
      <style:paragraph-properties fo:margin-left="3.494cm" fo:margin-right="0cm" fo:text-indent="0cm">
        <style:tab-stops>
          <style:tab-stop style:position="23.98cm" style:type="right" style:leader-type="dotted" style:leader-style="dotted"/>
        </style:tab-stops>
      </style:paragraph-properties>
    </style:style>
    <style:style style:parent-style-name="703" style:display-name="User Index 9" style:family="paragraph" style:name="715">
      <style:paragraph-properties fo:margin-left="3.994cm" fo:margin-right="0cm" fo:text-indent="0cm">
        <style:tab-stops>
          <style:tab-stop style:position="24.98cm" style:type="right" style:leader-type="dotted" style:leader-style="dotted"/>
        </style:tab-stops>
      </style:paragraph-properties>
    </style:style>
    <style:style style:parent-style-name="703" style:display-name="User Index 10" style:family="paragraph" style:name="716">
      <style:paragraph-properties fo:margin-left="4.493cm" fo:margin-right="0cm" fo:text-indent="0cm">
        <style:tab-stops>
          <style:tab-stop style:position="25.98cm" style:type="right" style:leader-type="dotted" style:leader-style="dotted"/>
        </style:tab-stops>
      </style:paragraph-properties>
    </style:style>
    <style:style style:parent-style-name="703" style:display-name="Contents 1" style:family="paragraph" style:name="717">
      <style:paragraph-properties fo:margin-left="0cm" fo:margin-right="0cm" fo:text-indent="0cm">
        <style:tab-stops>
          <style:tab-stop style:position="17cm" style:type="right" style:leader-type="dotted" style:leader-style="dotted"/>
        </style:tab-stops>
      </style:paragraph-properties>
    </style:style>
    <style:style style:parent-style-name="703" style:display-name="Contents 2" style:family="paragraph" style:name="718">
      <style:paragraph-properties fo:margin-left="0.4992cm" fo:margin-right="0cm" fo:text-indent="0cm">
        <style:tab-stops>
          <style:tab-stop style:position="18cm" style:type="right" style:leader-type="dotted" style:leader-style="dotted"/>
        </style:tab-stops>
      </style:paragraph-properties>
    </style:style>
    <style:style style:parent-style-name="703" style:display-name="Contents 3" style:family="paragraph" style:name="719">
      <style:paragraph-properties fo:margin-left="0.9984cm" fo:margin-right="0cm" fo:text-indent="0cm">
        <style:tab-stops>
          <style:tab-stop style:position="19cm" style:type="right" style:leader-type="dotted" style:leader-style="dotted"/>
        </style:tab-stops>
      </style:paragraph-properties>
    </style:style>
    <style:style style:parent-style-name="703" style:display-name="Contents 4" style:family="paragraph" style:name="720">
      <style:paragraph-properties fo:margin-left="1.498cm" fo:margin-right="0cm" fo:text-indent="0cm">
        <style:tab-stops>
          <style:tab-stop style:position="20cm" style:type="right" style:leader-type="dotted" style:leader-style="dotted"/>
        </style:tab-stops>
      </style:paragraph-properties>
    </style:style>
    <style:style style:parent-style-name="703" style:display-name="Contents 5" style:family="paragraph" style:name="721">
      <style:paragraph-properties fo:margin-left="1.997cm" fo:margin-right="0cm" fo:text-indent="0cm">
        <style:tab-stops>
          <style:tab-stop style:position="21cm" style:type="right" style:leader-type="dotted" style:leader-style="dotted"/>
        </style:tab-stops>
      </style:paragraph-properties>
    </style:style>
    <style:style style:parent-style-name="703" style:display-name="Contents 6" style:family="paragraph" style:name="722">
      <style:paragraph-properties fo:margin-left="2.496cm" fo:margin-right="0cm" fo:text-indent="0cm">
        <style:tab-stops>
          <style:tab-stop style:position="22cm" style:type="right" style:leader-type="dotted" style:leader-style="dotted"/>
        </style:tab-stops>
      </style:paragraph-properties>
    </style:style>
    <style:style style:parent-style-name="703" style:display-name="Contents 8" style:family="paragraph" style:name="723">
      <style:paragraph-properties fo:margin-left="3.494cm" fo:margin-right="0cm" fo:text-indent="0cm">
        <style:tab-stops>
          <style:tab-stop style:position="23.98cm" style:type="right" style:leader-type="dotted" style:leader-style="dotted"/>
        </style:tab-stops>
      </style:paragraph-properties>
    </style:style>
    <style:style style:parent-style-name="703" style:display-name="Contents 9" style:family="paragraph" style:name="724">
      <style:paragraph-properties fo:margin-left="3.994cm" fo:margin-right="0cm" fo:text-indent="0cm">
        <style:tab-stops>
          <style:tab-stop style:position="24.98cm" style:type="right" style:leader-type="dotted" style:leader-style="dotted"/>
        </style:tab-stops>
      </style:paragraph-properties>
    </style:style>
    <style:style style:parent-style-name="703" style:display-name="Contents 10" style:family="paragraph" style:name="725">
      <style:paragraph-properties fo:margin-left="4.493cm" fo:margin-right="0cm" fo:text-indent="0cm">
        <style:tab-stops>
          <style:tab-stop style:position="25.98cm" style:type="right" style:leader-type="dotted" style:leader-style="dotted"/>
        </style:tab-stops>
      </style:paragraph-properties>
    </style:style>
    <style:style style:parent-style-name="703" style:display-name="Bibliography 1" style:family="paragraph" style:name="726">
      <style:paragraph-properties fo:margin-left="0cm" fo:margin-right="0cm" fo:text-indent="0cm">
        <style:tab-stops>
          <style:tab-stop style:position="17cm" style:type="right" style:leader-type="dotted" style:leader-style="dotted"/>
        </style:tab-stops>
      </style:paragraph-properties>
    </style:style>
    <style:style style:parent-style-name="703" style:display-name="Object index 1" style:family="paragraph" style:name="727">
      <style:paragraph-properties fo:margin-left="0cm" fo:margin-right="0cm" fo:text-indent="0cm">
        <style:tab-stops>
          <style:tab-stop style:position="17cm" style:type="right" style:leader-type="dotted" style:leader-style="dotted"/>
        </style:tab-stops>
      </style:paragraph-properties>
    </style:style>
    <style:style style:parent-style-name="703" style:display-name="Index 1" style:family="paragraph" style:name="728">
      <style:paragraph-properties fo:margin-left="0cm" fo:margin-right="0cm" fo:text-indent="0cm"/>
    </style:style>
    <style:style style:parent-style-name="703" style:display-name="Index 2" style:family="paragraph" style:name="729">
      <style:paragraph-properties fo:margin-left="0.4992cm" fo:margin-right="0cm" fo:text-indent="0cm"/>
    </style:style>
    <style:style style:parent-style-name="703" style:display-name="Index 3" style:family="paragraph" style:name="730">
      <style:paragraph-properties fo:margin-left="0.9984cm" fo:margin-right="0cm" fo:text-indent="0cm"/>
    </style:style>
    <style:style style:parent-style-name="703" style:display-name="Index Separator" style:family="paragraph" style:name="731">
      <style:paragraph-properties fo:margin-left="0cm" fo:margin-right="0cm" fo:text-indent="0cm"/>
    </style:style>
    <style:style style:parent-style-name="671" style:display-name="Title" style:family="paragraph" style:name="732">
      <style:text-properties fo:font-size="28pt" fo:font-weight="bold"/>
      <style:paragraph-properties fo:text-align="center"/>
    </style:style>
    <style:style style:parent-style-name="671" style:display-name="Heading 1" style:family="paragraph" style:name="733">
      <style:text-properties fo:font-size="18pt" fo:font-weight="bold"/>
      <style:paragraph-properties fo:margin-top="12pt" fo:margin-bottom="6pt"/>
    </style:style>
    <style:style style:parent-style-name="671" style:display-name="Heading 2" style:family="paragraph" style:name="734">
      <style:text-properties fo:font-size="16pt" fo:font-weight="bold"/>
      <style:paragraph-properties fo:margin-top="10pt" fo:margin-bottom="6pt"/>
    </style:style>
    <style:style style:parent-style-name="671" style:display-name="Heading 3" style:family="paragraph" style:name="735">
      <style:text-properties fo:font-size="14pt" fo:font-weight="bold"/>
      <style:paragraph-properties fo:margin-top="7pt" fo:margin-bottom="6pt"/>
    </style:style>
    <style:style style:parent-style-name="671" style:display-name="Heading 4" style:family="paragraph" style:name="736">
      <style:text-properties fo:font-size="13.5pt" fo:font-style="italic" fo:font-weight="bold"/>
      <style:paragraph-properties fo:margin-top="6pt" fo:margin-bottom="6pt"/>
    </style:style>
    <style:style style:parent-style-name="671" style:display-name="Heading 5" style:family="paragraph" style:name="737">
      <style:text-properties fo:font-size="12pt" fo:font-weight="bold"/>
      <style:paragraph-properties fo:margin-top="6pt" fo:margin-bottom="3pt"/>
    </style:style>
    <style:style style:parent-style-name="671" style:display-name="Heading 6" style:family="paragraph" style:name="738">
      <style:text-properties fo:font-size="12pt" fo:font-style="italic" fo:font-weight="bold"/>
      <style:paragraph-properties fo:margin-top="3pt" fo:margin-bottom="3pt"/>
    </style:style>
    <style:style style:parent-style-name="671" style:display-name="Heading 7" style:family="paragraph" style:name="739">
      <style:text-properties fo:font-size="11pt" fo:font-weight="bold"/>
      <style:paragraph-properties fo:margin-top="3pt" fo:margin-bottom="3pt"/>
    </style:style>
    <style:style style:parent-style-name="671" style:display-name="Heading 8" style:family="paragraph" style:name="740">
      <style:text-properties fo:font-size="11pt" fo:font-style="italic" fo:font-weight="bold"/>
      <style:paragraph-properties fo:margin-top="3pt" fo:margin-bottom="3pt"/>
    </style:style>
    <style:style style:parent-style-name="671" style:display-name="Heading 9" style:family="paragraph" style:name="741">
      <style:text-properties fo:font-size="10.5pt" fo:font-weight="bold"/>
      <style:paragraph-properties fo:margin-top="3pt" fo:margin-bottom="3pt"/>
    </style:style>
    <style:style style:parent-style-name="671" style:display-name="Heading 10" style:family="paragraph" style:name="742">
      <style:text-properties fo:font-size="10.5pt" fo:font-weight="bold"/>
      <style:paragraph-properties fo:margin-top="3pt" fo:margin-bottom="3pt"/>
    </style:style>
    <style:style style:parent-style-name="672" style:display-name="Marginalia" style:family="paragraph" style:name="743">
      <style:paragraph-properties fo:margin-left="4.001cm" fo:margin-right="0cm" fo:text-indent="0cm"/>
    </style:style>
    <style:style style:parent-style-name="672" style:display-name="List Indent" style:family="paragraph" style:name="744">
      <style:paragraph-properties fo:margin-left="5.001cm" fo:margin-right="0cm" fo:text-indent="-4.495cm">
        <style:tab-stops>
          <style:tab-stop style:position="15cm" style:type="left"/>
        </style:tab-stops>
      </style:paragraph-properties>
    </style:style>
    <style:style style:parent-style-name="672" style:display-name="List" style:family="paragraph" style:name="745"/>
    <style:style style:parent-style-name="745" style:display-name="Numbering 5 Cont." style:family="paragraph" style:name="746">
      <style:paragraph-properties fo:margin-left="3.175cm" fo:margin-right="0cm" fo:text-indent="0cm" fo:margin-top="0pt" fo:margin-bottom="6pt"/>
    </style:style>
    <style:style style:parent-style-name="745" style:display-name="List 1" style:family="paragraph" style:name="747">
      <style:paragraph-properties fo:margin-left="0.635cm" fo:margin-right="0cm" fo:text-indent="-0.6297cm" fo:margin-top="0pt" fo:margin-bottom="6pt"/>
    </style:style>
    <style:style style:parent-style-name="745" style:display-name="List 1 Cont." style:family="paragraph" style:name="748">
      <style:paragraph-properties fo:margin-left="0.635cm" fo:margin-right="0cm" fo:text-indent="0cm" fo:margin-top="0pt" fo:margin-bottom="6pt"/>
    </style:style>
    <style:style style:parent-style-name="745" style:display-name="List 1 End" style:family="paragraph" style:name="749">
      <style:paragraph-properties fo:margin-left="0.635cm" fo:margin-right="0cm" fo:text-indent="-0.6297cm" fo:margin-top="0pt" fo:margin-bottom="12pt"/>
    </style:style>
    <style:style style:parent-style-name="745" style:display-name="List 1 Start" style:family="paragraph" style:name="750">
      <style:paragraph-properties fo:margin-left="0.635cm" fo:margin-right="0cm" fo:text-indent="-0.6297cm" fo:margin-top="12pt" fo:margin-bottom="6pt"/>
    </style:style>
    <style:style style:parent-style-name="745" style:display-name="List 2" style:family="paragraph" style:name="751">
      <style:paragraph-properties fo:margin-left="1.27cm" fo:margin-right="0cm" fo:text-indent="-0.6297cm" fo:margin-top="0pt" fo:margin-bottom="6pt"/>
    </style:style>
    <style:style style:parent-style-name="745" style:display-name="List 2 Cont." style:family="paragraph" style:name="752">
      <style:paragraph-properties fo:margin-left="1.27cm" fo:margin-right="0cm" fo:text-indent="0cm" fo:margin-top="0pt" fo:margin-bottom="6pt"/>
    </style:style>
    <style:style style:parent-style-name="745" style:display-name="List 2 End" style:family="paragraph" style:name="753">
      <style:paragraph-properties fo:margin-left="1.27cm" fo:margin-right="0cm" fo:text-indent="-0.6297cm" fo:margin-top="0pt" fo:margin-bottom="12pt"/>
    </style:style>
    <style:style style:parent-style-name="745" style:display-name="List 2 Start" style:family="paragraph" style:name="754">
      <style:paragraph-properties fo:margin-left="1.27cm" fo:margin-right="0cm" fo:text-indent="-0.6297cm" fo:margin-top="12pt" fo:margin-bottom="6pt"/>
    </style:style>
    <style:style style:parent-style-name="745" style:display-name="List 3" style:family="paragraph" style:name="755">
      <style:paragraph-properties fo:margin-left="1.905cm" fo:margin-right="0cm" fo:text-indent="-0.6297cm" fo:margin-top="0pt" fo:margin-bottom="6pt"/>
    </style:style>
    <style:style style:parent-style-name="745" style:display-name="List 3 Cont." style:family="paragraph" style:name="756">
      <style:paragraph-properties fo:margin-left="1.905cm" fo:margin-right="0cm" fo:text-indent="0cm" fo:margin-top="0pt" fo:margin-bottom="6pt"/>
    </style:style>
    <style:style style:parent-style-name="745" style:display-name="List 3 End" style:family="paragraph" style:name="757">
      <style:paragraph-properties fo:margin-left="1.905cm" fo:margin-right="0cm" fo:text-indent="-0.6297cm" fo:margin-top="0pt" fo:margin-bottom="12pt"/>
    </style:style>
    <style:style style:parent-style-name="745" style:display-name="List 3 Start" style:family="paragraph" style:name="758">
      <style:paragraph-properties fo:margin-left="1.905cm" fo:margin-right="0cm" fo:text-indent="-0.6297cm" fo:margin-top="12pt" fo:margin-bottom="6pt"/>
    </style:style>
    <style:style style:parent-style-name="745" style:display-name="List 4" style:family="paragraph" style:name="759">
      <style:paragraph-properties fo:margin-left="2.54cm" fo:margin-right="0cm" fo:text-indent="-0.6297cm" fo:margin-top="0pt" fo:margin-bottom="6pt"/>
    </style:style>
    <style:style style:parent-style-name="745" style:display-name="List 4 Cont." style:family="paragraph" style:name="760">
      <style:paragraph-properties fo:margin-left="2.54cm" fo:margin-right="0cm" fo:text-indent="0cm" fo:margin-top="0pt" fo:margin-bottom="6pt"/>
    </style:style>
    <style:style style:parent-style-name="745" style:display-name="List 4 End" style:family="paragraph" style:name="761">
      <style:paragraph-properties fo:margin-left="2.54cm" fo:margin-right="0cm" fo:text-indent="-0.6297cm" fo:margin-top="0pt" fo:margin-bottom="12pt"/>
    </style:style>
    <style:style style:parent-style-name="745" style:display-name="List 4 Start" style:family="paragraph" style:name="762">
      <style:paragraph-properties fo:margin-left="2.54cm" fo:margin-right="0cm" fo:text-indent="-0.6297cm" fo:margin-top="12pt" fo:margin-bottom="6pt"/>
    </style:style>
    <style:style style:parent-style-name="745" style:display-name="List 5" style:family="paragraph" style:name="763">
      <style:paragraph-properties fo:margin-left="3.175cm" fo:margin-right="0cm" fo:text-indent="-0.6297cm" fo:margin-top="0pt" fo:margin-bottom="6pt"/>
    </style:style>
    <style:style style:parent-style-name="745" style:display-name="List 5 Cont." style:family="paragraph" style:name="764">
      <style:paragraph-properties fo:margin-left="3.175cm" fo:margin-right="0cm" fo:text-indent="0cm" fo:margin-top="0pt" fo:margin-bottom="6pt"/>
    </style:style>
    <style:style style:parent-style-name="745" style:display-name="List 5 End" style:family="paragraph" style:name="765">
      <style:paragraph-properties fo:margin-left="3.175cm" fo:margin-right="0cm" fo:text-indent="-0.6297cm" fo:margin-top="0pt" fo:margin-bottom="12pt"/>
    </style:style>
    <style:style style:parent-style-name="745" style:display-name="List 5 Start" style:family="paragraph" style:name="766">
      <style:paragraph-properties fo:margin-left="3.175cm" fo:margin-right="0cm" fo:text-indent="-0.6297cm" fo:margin-top="12pt" fo:margin-bottom="6pt"/>
    </style:style>
    <style:style style:parent-style-name="745" style:display-name="Numbering 1" style:family="paragraph" style:name="767">
      <style:paragraph-properties fo:margin-left="0.635cm" fo:margin-right="0cm" fo:text-indent="-0.6297cm" fo:margin-top="0pt" fo:margin-bottom="6pt"/>
    </style:style>
    <style:style style:parent-style-name="745" style:display-name="Numbering 1 Start" style:family="paragraph" style:name="768">
      <style:paragraph-properties fo:margin-left="0.635cm" fo:margin-right="0cm" fo:text-indent="-0.6297cm" fo:margin-top="12pt" fo:margin-bottom="6pt"/>
    </style:style>
    <style:style style:parent-style-name="745" style:display-name="Numbering 1 End" style:family="paragraph" style:name="769">
      <style:paragraph-properties fo:margin-left="0.635cm" fo:margin-right="0cm" fo:text-indent="-0.6297cm" fo:margin-top="0pt" fo:margin-bottom="12pt"/>
    </style:style>
    <style:style style:parent-style-name="745" style:display-name="Numbering 1 Cont." style:family="paragraph" style:name="770">
      <style:paragraph-properties fo:margin-left="0.635cm" fo:margin-right="0cm" fo:text-indent="0cm" fo:margin-top="0pt" fo:margin-bottom="6pt"/>
    </style:style>
    <style:style style:parent-style-name="745" style:display-name="Numbering 2" style:family="paragraph" style:name="771">
      <style:paragraph-properties fo:margin-left="1.27cm" fo:margin-right="0cm" fo:text-indent="-0.6297cm" fo:margin-top="0pt" fo:margin-bottom="6pt"/>
    </style:style>
    <style:style style:parent-style-name="745" style:display-name="Numbering 2 Start" style:family="paragraph" style:name="772">
      <style:paragraph-properties fo:margin-left="1.27cm" fo:margin-right="0cm" fo:text-indent="-0.6297cm" fo:margin-top="12pt" fo:margin-bottom="6pt"/>
    </style:style>
    <style:style style:parent-style-name="745" style:display-name="Numbering 2 End" style:family="paragraph" style:name="773">
      <style:paragraph-properties fo:margin-left="1.27cm" fo:margin-right="0cm" fo:text-indent="-0.6297cm" fo:margin-top="0pt" fo:margin-bottom="12pt"/>
    </style:style>
    <style:style style:parent-style-name="745" style:display-name="Numbering 2 Cont." style:family="paragraph" style:name="774">
      <style:paragraph-properties fo:margin-left="1.27cm" fo:margin-right="0cm" fo:text-indent="0cm" fo:margin-top="0pt" fo:margin-bottom="6pt"/>
    </style:style>
    <style:style style:parent-style-name="745" style:display-name="Numbering 3" style:family="paragraph" style:name="775">
      <style:paragraph-properties fo:margin-left="1.905cm" fo:margin-right="0cm" fo:text-indent="-0.6297cm" fo:margin-top="0pt" fo:margin-bottom="6pt"/>
    </style:style>
    <style:style style:parent-style-name="745" style:display-name="Numbering 3 Start" style:family="paragraph" style:name="776">
      <style:paragraph-properties fo:margin-left="1.905cm" fo:margin-right="0cm" fo:text-indent="-0.6297cm" fo:margin-top="12pt" fo:margin-bottom="6pt"/>
    </style:style>
    <style:style style:parent-style-name="745" style:display-name="Numbering 3 End" style:family="paragraph" style:name="777">
      <style:paragraph-properties fo:margin-left="1.905cm" fo:margin-right="0cm" fo:text-indent="-0.6297cm" fo:margin-top="0pt" fo:margin-bottom="12pt"/>
    </style:style>
    <style:style style:parent-style-name="745" style:display-name="Numbering 3 Cont." style:family="paragraph" style:name="778">
      <style:paragraph-properties fo:margin-left="1.905cm" fo:margin-right="0cm" fo:text-indent="0cm" fo:margin-top="0pt" fo:margin-bottom="6pt"/>
    </style:style>
    <style:style style:parent-style-name="745" style:display-name="Numbering 4" style:family="paragraph" style:name="779">
      <style:paragraph-properties fo:margin-left="2.54cm" fo:margin-right="0cm" fo:text-indent="-0.6297cm" fo:margin-top="0pt" fo:margin-bottom="6pt"/>
    </style:style>
    <style:style style:parent-style-name="745" style:display-name="Numbering 4 Start" style:family="paragraph" style:name="780">
      <style:paragraph-properties fo:margin-left="2.54cm" fo:margin-right="0cm" fo:text-indent="-0.6297cm" fo:margin-top="12pt" fo:margin-bottom="6pt"/>
    </style:style>
    <style:style style:parent-style-name="745" style:display-name="Numbering 4 End" style:family="paragraph" style:name="781">
      <style:paragraph-properties fo:margin-left="2.54cm" fo:margin-right="0cm" fo:text-indent="-0.6297cm" fo:margin-top="0pt" fo:margin-bottom="12pt"/>
    </style:style>
    <style:style style:parent-style-name="745" style:display-name="Numbering 4 Cont." style:family="paragraph" style:name="782">
      <style:paragraph-properties fo:margin-left="2.54cm" fo:margin-right="0cm" fo:text-indent="0cm" fo:margin-top="0pt" fo:margin-bottom="6pt"/>
    </style:style>
    <style:style style:parent-style-name="745" style:display-name="Numbering 5" style:family="paragraph" style:name="783">
      <style:paragraph-properties fo:margin-left="3.175cm" fo:margin-right="0cm" fo:text-indent="-0.6297cm" fo:margin-top="0pt" fo:margin-bottom="6pt"/>
    </style:style>
    <style:style style:parent-style-name="745" style:display-name="Numbering 5 Start" style:family="paragraph" style:name="784">
      <style:paragraph-properties fo:margin-left="3.175cm" fo:margin-right="0cm" fo:text-indent="-0.6297cm" fo:margin-top="12pt" fo:margin-bottom="6pt"/>
    </style:style>
    <style:style style:parent-style-name="745" style:display-name="Numbering 5 End" style:family="paragraph" style:name="785">
      <style:paragraph-properties fo:margin-left="3.175cm" fo:margin-right="0cm" fo:text-indent="-0.6297cm" fo:margin-top="0pt" fo:margin-bottom="12pt"/>
    </style:style>
    <style:style style:parent-style-name="672" style:display-name="Hanging indent" style:family="paragraph" style:name="786">
      <style:paragraph-properties fo:margin-left="1cm" fo:margin-right="0cm" fo:text-indent="-0.4939cm">
        <style:tab-stops>
          <style:tab-stop style:position="2.995cm" style:type="left"/>
        </style:tab-stops>
      </style:paragraph-properties>
    </style:style>
    <style:style style:parent-style-name="672" style:display-name="Text body indent" style:family="paragraph" style:name="787">
      <style:paragraph-properties fo:margin-left="0.4992cm" fo:margin-right="0cm" fo:text-indent="0cm"/>
    </style:style>
    <style:style style:parent-style-name="672" style:display-name="First line indent" style:family="paragraph" style:name="788">
      <style:paragraph-properties fo:margin-left="0cm" fo:margin-right="0cm" fo:text-indent="0.4992cm"/>
    </style:style>
    <style:style style:parent-style-name="625" style:display-name="Example" style:family="text" style:name="789">
      <style:text-properties fo:font-family="Liberation Mono" style:font-family-complex="Liberation Mono"/>
    </style:style>
    <style:style style:parent-style-name="625" style:display-name="User Entry" style:family="text" style:name="790">
      <style:text-properties fo:font-family="Liberation Mono" style:font-family-complex="Liberation Mono"/>
    </style:style>
    <style:style style:parent-style-name="625" style:display-name="Caption characters" style:family="text" style:name="791"/>
    <style:style style:parent-style-name="625" style:display-name="Definition" style:family="text" style:name="792"/>
    <style:style style:parent-style-name="625" style:display-name="Endnote anchor" style:family="text" style:name="793">
      <style:text-properties style:text-position="super 58%"/>
    </style:style>
    <style:style style:parent-style-name="625" style:display-name="Endnote Symbol" style:family="text" style:name="794"/>
    <style:style style:parent-style-name="625" style:display-name="Footnote anchor" style:family="text" style:name="795">
      <style:text-properties style:text-position="super 58%"/>
    </style:style>
    <style:style style:parent-style-name="625" style:display-name="Footnote Symbol" style:family="text" style:name="796"/>
    <style:style style:parent-style-name="625" style:display-name="Drop Caps" style:family="text" style:name="797"/>
    <style:style style:parent-style-name="625" style:display-name="Teletype" style:family="text" style:name="798">
      <style:text-properties fo:font-family="Liberation Mono" style:font-family-complex="Liberation Mono"/>
    </style:style>
    <style:style style:parent-style-name="625" style:display-name="Rubies" style:family="text" style:name="799">
      <style:text-properties fo:font-size="6pt" style:text-underline-type="none" style:text-underline-width="auto"/>
    </style:style>
    <style:style style:parent-style-name="625" style:display-name="Page Number" style:family="text" style:name="800"/>
    <style:style style:parent-style-name="625" style:display-name="Main index entry" style:family="text" style:name="801">
      <style:text-properties fo:font-weight="bold"/>
    </style:style>
    <style:style style:parent-style-name="625" style:display-name="Vertical Numbering Symbols" style:family="text" style:name="802"/>
    <style:style style:parent-style-name="625" style:display-name="Index Link" style:family="text" style:name="803"/>
    <style:style style:parent-style-name="625" style:display-name="Line numbering" style:family="text" style:name="804"/>
    <style:style style:parent-style-name="625" style:display-name="Bullet Symbols" style:family="text" style:name="805">
      <style:text-properties fo:font-family="OpenSymbol" style:font-family-complex="OpenSymbol"/>
    </style:style>
    <style:style style:parent-style-name="625" style:display-name="Numbering Symbols" style:family="text" style:name="806"/>
    <style:style style:class="default" style:display-name="Default Paragraph Font" style:family="text" style:name="807"/>
    <style:style style:family="text" style:name="T1">
      <style:text-properties fo:font-family="Symbol" style:font-family-asian="Symbol" style:font-family-complex="Symbol"/>
    </style:style>
    <style:style style:family="text" style:name="T2">
      <style:text-properties fo:font-family="Courier New" style:font-family-asian="Courier New" style:font-family-complex="Courier New"/>
    </style:style>
    <style:style style:family="text" style:name="T3">
      <style:text-properties fo:font-family="Wingdings" style:font-family-asian="Wingdings" style:font-family-complex="Wingdings"/>
    </style:style>
    <style:style style:family="text" style:name="T4">
      <style:text-properties fo:font-family="Symbol" style:font-family-asian="Symbol" style:font-family-complex="Symbol"/>
    </style:style>
    <style:style style:family="text" style:name="T5">
      <style:text-properties fo:font-family="Courier New" style:font-family-asian="Courier New" style:font-family-complex="Courier New"/>
    </style:style>
    <style:style style:family="text" style:name="T6">
      <style:text-properties fo:font-family="Wingdings" style:font-family-asian="Wingdings" style:font-family-complex="Wingdings"/>
    </style:style>
    <style:style style:family="text" style:name="T7">
      <style:text-properties fo:font-family="Symbol" style:font-family-asian="Symbol" style:font-family-complex="Symbol"/>
    </style:style>
    <style:style style:family="text" style:name="T8">
      <style:text-properties fo:font-family="Courier New" style:font-family-asian="Courier New" style:font-family-complex="Courier New"/>
    </style:style>
    <style:style style:family="text" style:name="T9">
      <style:text-properties fo:font-family="Wingdings" style:font-family-asian="Wingdings" style:font-family-complex="Wingdings"/>
    </style:style>
    <text:list-style style:name="WWNum1">
      <text:list-level-style-number text:level="1" style:num-format="1" style:num-suffix=".">
        <style:list-level-properties text:list-level-position-and-space-mode="label-alignment">
          <style:list-level-label-alignment text:list-tab-stop-position="0.7003cm" fo:text-indent="-0.7003cm" fo:margin-left="1.33cm"/>
        </style:list-level-properties>
      </text:list-level-style-number>
      <text:list-level-style-number text:level="2" style:num-format="1" style:num-suffix=".">
        <style:list-level-properties text:list-level-position-and-space-mode="label-alignment">
          <style:list-level-label-alignment text:list-tab-stop-position="1.401cm" fo:text-indent="-0.7003cm" fo:margin-left="2.03cm"/>
        </style:list-level-properties>
      </text:list-level-style-number>
      <text:list-level-style-number text:level="3" style:num-format="1" style:num-suffix=".">
        <style:list-level-properties text:list-level-position-and-space-mode="label-alignment">
          <style:list-level-label-alignment text:list-tab-stop-position="2.101cm" fo:text-indent="-0.7003cm" fo:margin-left="2.731cm"/>
        </style:list-level-properties>
      </text:list-level-style-number>
      <text:list-level-style-number text:level="4" style:num-format="1" style:num-suffix=".">
        <style:list-level-properties text:list-level-position-and-space-mode="label-alignment">
          <style:list-level-label-alignment text:list-tab-stop-position="2.801cm" fo:text-indent="-0.7003cm" fo:margin-left="3.431cm"/>
        </style:list-level-properties>
      </text:list-level-style-number>
      <text:list-level-style-number text:level="5" style:num-format="1" style:num-suffix=".">
        <style:list-level-properties text:list-level-position-and-space-mode="label-alignment">
          <style:list-level-label-alignment text:list-tab-stop-position="3.502cm" fo:text-indent="-0.7003cm" fo:margin-left="4.131cm"/>
        </style:list-level-properties>
      </text:list-level-style-number>
      <text:list-level-style-number text:level="6" style:num-format="1" style:num-suffix=".">
        <style:list-level-properties text:list-level-position-and-space-mode="label-alignment">
          <style:list-level-label-alignment text:list-tab-stop-position="4.2cm" fo:text-indent="-0.7003cm" fo:margin-left="4.83cm"/>
        </style:list-level-properties>
      </text:list-level-style-number>
      <text:list-level-style-number text:level="7" style:num-format="1" style:num-suffix=".">
        <style:list-level-properties text:list-level-position-and-space-mode="label-alignment">
          <style:list-level-label-alignment text:list-tab-stop-position="4.9cm" fo:text-indent="-0.7003cm" fo:margin-left="5.53cm"/>
        </style:list-level-properties>
      </text:list-level-style-number>
      <text:list-level-style-number text:level="8" style:num-format="1" style:num-suffix=".">
        <style:list-level-properties text:list-level-position-and-space-mode="label-alignment">
          <style:list-level-label-alignment text:list-tab-stop-position="5.601cm" fo:text-indent="-0.7003cm" fo:margin-left="6.23cm"/>
        </style:list-level-properties>
      </text:list-level-style-number>
      <text:list-level-style-number text:level="9" style:num-format="1" style:num-suffix=".">
        <style:list-level-properties text:list-level-position-and-space-mode="label-alignment">
          <style:list-level-label-alignment text:list-tab-stop-position="6.301cm" fo:text-indent="-0.7003cm" fo:margin-left="6.931cm"/>
        </style:list-level-properties>
      </text:list-level-style-number>
    </text:list-style>
    <text:list-style style:name="WWNum2">
      <text:list-level-style-number text:level="1" style:num-format="1">
        <style:list-level-properties text:list-level-position-and-space-mode="label-alignment">
          <style:list-level-label-alignment fo:margin-left="0cm"/>
        </style:list-level-properties>
      </text:list-level-style-number>
      <text:list-level-style-number text:level="2" text:display-levels="2" style:num-format="1" style:num-suffix=".">
        <style:list-level-properties text:list-level-position-and-space-mode="label-alignment">
          <style:list-level-label-alignment fo:margin-left="0cm"/>
        </style:list-level-properties>
      </text:list-level-style-number>
      <text:list-level-style-number text:level="3" text:display-levels="3" style:num-format="1" style:num-suffix=".">
        <style:list-level-properties text:list-level-position-and-space-mode="label-alignment">
          <style:list-level-label-alignment fo:margin-left="0cm"/>
        </style:list-level-properties>
      </text:list-level-style-number>
      <text:list-level-style-number text:level="4" text:display-levels="4" style:num-format="1" style:num-suffix=".">
        <style:list-level-properties text:list-level-position-and-space-mode="label-alignment">
          <style:list-level-label-alignment fo:margin-left="0cm"/>
        </style:list-level-properties>
      </text:list-level-style-number>
      <text:list-level-style-number text:level="5" text:display-levels="5" style:num-format="1" style:num-suffix=".">
        <style:list-level-properties text:list-level-position-and-space-mode="label-alignment">
          <style:list-level-label-alignment fo:margin-left="0cm"/>
        </style:list-level-properties>
      </text:list-level-style-number>
      <text:list-level-style-number text:level="6" text:display-levels="6" style:num-format="1" style:num-suffix=".">
        <style:list-level-properties text:list-level-position-and-space-mode="label-alignment">
          <style:list-level-label-alignment fo:margin-left="0cm"/>
        </style:list-level-properties>
      </text:list-level-style-number>
      <text:list-level-style-number text:level="7" text:display-levels="7" style:num-format="1" style:num-suffix=".">
        <style:list-level-properties text:list-level-position-and-space-mode="label-alignment">
          <style:list-level-label-alignment fo:margin-left="0cm"/>
        </style:list-level-properties>
      </text:list-level-style-number>
      <text:list-level-style-number text:level="8" text:display-levels="8" style:num-format="1" style:num-suffix=".">
        <style:list-level-properties text:list-level-position-and-space-mode="label-alignment">
          <style:list-level-label-alignment fo:margin-left="0cm"/>
        </style:list-level-properties>
      </text:list-level-style-number>
      <text:list-level-style-number text:level="9" text:display-levels="9" style:num-format="1" style:num-suffix=".">
        <style:list-level-properties text:list-level-position-and-space-mode="label-alignment">
          <style:list-level-label-alignment fo:margin-left="0cm"/>
        </style:list-level-properties>
      </text:list-level-style-number>
    </text:list-style>
    <text:list-style style:name="WWNum3">
      <text:list-level-style-number text:level="1" style:num-format="1" style:num-suffix=".">
        <style:list-level-properties text:list-level-position-and-space-mode="label-alignment">
          <style:list-level-label-alignment fo:text-indent="-0.635cm" fo:margin-left="1.251cm"/>
        </style:list-level-properties>
      </text:list-level-style-number>
      <text:list-level-style-number text:level="2" style:num-format="a" style:num-letter-sync="true" style:num-suffix=".">
        <style:list-level-properties text:list-level-position-and-space-mode="label-alignment">
          <style:list-level-label-alignment fo:text-indent="-0.635cm" fo:margin-left="2.521cm"/>
        </style:list-level-properties>
      </text:list-level-style-number>
      <text:list-level-style-number text:level="3" style:num-format="i" style:num-suffix=".">
        <style:list-level-properties text:list-level-position-and-space-mode="label-alignment">
          <style:list-level-label-alignment fo:text-indent="-0.3175cm" fo:margin-left="3.791cm"/>
        </style:list-level-properties>
      </text:list-level-style-number>
      <text:list-level-style-number text:level="4" style:num-format="1" style:num-suffix=".">
        <style:list-level-properties text:list-level-position-and-space-mode="label-alignment">
          <style:list-level-label-alignment fo:text-indent="-0.635cm" fo:margin-left="5.061cm"/>
        </style:list-level-properties>
      </text:list-level-style-number>
      <text:list-level-style-number text:level="5" style:num-format="a" style:num-letter-sync="true" style:num-suffix=".">
        <style:list-level-properties text:list-level-position-and-space-mode="label-alignment">
          <style:list-level-label-alignment fo:text-indent="-0.635cm" fo:margin-left="6.331cm"/>
        </style:list-level-properties>
      </text:list-level-style-number>
      <text:list-level-style-number text:level="6" style:num-format="i" style:num-suffix=".">
        <style:list-level-properties text:list-level-position-and-space-mode="label-alignment">
          <style:list-level-label-alignment fo:text-indent="-0.3175cm" fo:margin-left="7.601cm"/>
        </style:list-level-properties>
      </text:list-level-style-number>
      <text:list-level-style-number text:level="7" style:num-format="1" style:num-suffix=".">
        <style:list-level-properties text:list-level-position-and-space-mode="label-alignment">
          <style:list-level-label-alignment fo:text-indent="-0.635cm" fo:margin-left="8.87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4cm"/>
        </style:list-level-properties>
      </text:list-level-style-number>
      <text:list-level-style-number text:level="9" style:num-format="i" style:num-suffix=".">
        <style:list-level-properties text:list-level-position-and-space-mode="label-alignment">
          <style:list-level-label-alignment fo:text-indent="-0.3175cm" fo:margin-left="11.41cm"/>
        </style:list-level-properties>
      </text:list-level-style-number>
    </text:list-style>
    <text:list-style style:name="WWNum4">
      <text:list-level-style-number text:level="1" style:num-format="1" style:num-suffix=".">
        <style:list-level-properties text:list-level-position-and-space-mode="label-alignment">
          <style:list-level-label-alignment fo:text-indent="-0.635cm" fo:margin-left="1.251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5">
      <text:list-level-style-number text:level="1" style:num-format="1" style:num-suffix=".">
        <style:list-level-properties text:list-level-position-and-space-mode="label-alignment">
          <style:list-level-label-alignment fo:text-indent="-0.635cm" fo:margin-left="1.251cm"/>
        </style:list-level-properties>
      </text:list-level-style-number>
      <text:list-level-style-number text:level="2" style:num-format="a" style:num-letter-sync="true" style:num-suffix=".">
        <style:list-level-properties text:list-level-position-and-space-mode="label-alignment">
          <style:list-level-label-alignment fo:text-indent="-0.635cm" fo:margin-left="2.521cm"/>
        </style:list-level-properties>
      </text:list-level-style-number>
      <text:list-level-style-number text:level="3" style:num-format="i" style:num-suffix=".">
        <style:list-level-properties text:list-level-position-and-space-mode="label-alignment">
          <style:list-level-label-alignment fo:text-indent="-0.3175cm" fo:margin-left="3.791cm"/>
        </style:list-level-properties>
      </text:list-level-style-number>
      <text:list-level-style-number text:level="4" style:num-format="1" style:num-suffix=".">
        <style:list-level-properties text:list-level-position-and-space-mode="label-alignment">
          <style:list-level-label-alignment fo:text-indent="-0.635cm" fo:margin-left="5.061cm"/>
        </style:list-level-properties>
      </text:list-level-style-number>
      <text:list-level-style-number text:level="5" style:num-format="a" style:num-letter-sync="true" style:num-suffix=".">
        <style:list-level-properties text:list-level-position-and-space-mode="label-alignment">
          <style:list-level-label-alignment fo:text-indent="-0.635cm" fo:margin-left="6.331cm"/>
        </style:list-level-properties>
      </text:list-level-style-number>
      <text:list-level-style-number text:level="6" style:num-format="i" style:num-suffix=".">
        <style:list-level-properties text:list-level-position-and-space-mode="label-alignment">
          <style:list-level-label-alignment fo:text-indent="-0.3175cm" fo:margin-left="7.601cm"/>
        </style:list-level-properties>
      </text:list-level-style-number>
      <text:list-level-style-number text:level="7" style:num-format="1" style:num-suffix=".">
        <style:list-level-properties text:list-level-position-and-space-mode="label-alignment">
          <style:list-level-label-alignment fo:text-indent="-0.635cm" fo:margin-left="8.87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4cm"/>
        </style:list-level-properties>
      </text:list-level-style-number>
      <text:list-level-style-number text:level="9" style:num-format="i" style:num-suffix=".">
        <style:list-level-properties text:list-level-position-and-space-mode="label-alignment">
          <style:list-level-label-alignment fo:text-indent="-0.3175cm" fo:margin-left="11.41cm"/>
        </style:list-level-properties>
      </text:list-level-style-number>
    </text:list-style>
    <text:list-style style:name="WWNum6">
      <text:list-level-style-number text:level="1" style:num-format="1" style:num-suffix=".">
        <style:list-level-properties text:list-level-position-and-space-mode="label-alignment">
          <style:list-level-label-alignment fo:text-indent="-0.635cm" fo:margin-left="1.251cm"/>
        </style:list-level-properties>
      </text:list-level-style-number>
      <text:list-level-style-number text:level="2" style:num-format="a" style:num-letter-sync="true" style:num-suffix=".">
        <style:list-level-properties text:list-level-position-and-space-mode="label-alignment">
          <style:list-level-label-alignment fo:text-indent="-0.635cm" fo:margin-left="2.521cm"/>
        </style:list-level-properties>
      </text:list-level-style-number>
      <text:list-level-style-number text:level="3" style:num-format="i" style:num-suffix=".">
        <style:list-level-properties text:list-level-position-and-space-mode="label-alignment">
          <style:list-level-label-alignment fo:text-indent="-0.3175cm" fo:margin-left="3.791cm"/>
        </style:list-level-properties>
      </text:list-level-style-number>
      <text:list-level-style-number text:level="4" style:num-format="1" style:num-suffix=".">
        <style:list-level-properties text:list-level-position-and-space-mode="label-alignment">
          <style:list-level-label-alignment fo:text-indent="-0.635cm" fo:margin-left="5.061cm"/>
        </style:list-level-properties>
      </text:list-level-style-number>
      <text:list-level-style-number text:level="5" style:num-format="a" style:num-letter-sync="true" style:num-suffix=".">
        <style:list-level-properties text:list-level-position-and-space-mode="label-alignment">
          <style:list-level-label-alignment fo:text-indent="-0.635cm" fo:margin-left="6.331cm"/>
        </style:list-level-properties>
      </text:list-level-style-number>
      <text:list-level-style-number text:level="6" style:num-format="i" style:num-suffix=".">
        <style:list-level-properties text:list-level-position-and-space-mode="label-alignment">
          <style:list-level-label-alignment fo:text-indent="-0.3175cm" fo:margin-left="7.601cm"/>
        </style:list-level-properties>
      </text:list-level-style-number>
      <text:list-level-style-number text:level="7" style:num-format="1" style:num-suffix=".">
        <style:list-level-properties text:list-level-position-and-space-mode="label-alignment">
          <style:list-level-label-alignment fo:text-indent="-0.635cm" fo:margin-left="8.87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4cm"/>
        </style:list-level-properties>
      </text:list-level-style-number>
      <text:list-level-style-number text:level="9" style:num-format="i" style:num-suffix=".">
        <style:list-level-properties text:list-level-position-and-space-mode="label-alignment">
          <style:list-level-label-alignment fo:text-indent="-0.3175cm" fo:margin-left="11.41cm"/>
        </style:list-level-properties>
      </text:list-level-style-number>
    </text:list-style>
    <text:list-style style:name="WWNum7">
      <text:list-level-style-number text:level="1" style:num-format="1" style:num-suffix=".">
        <style:list-level-properties text:list-level-position-and-space-mode="label-alignment">
          <style:list-level-label-alignment fo:text-indent="-0.635cm" fo:margin-left="1.251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8">
      <text:list-level-style-bullet text:level="1" text:style-name="T1"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2"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3"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4"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5"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6"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7"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8"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9"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office:styles>
  <office:automatic-styles>
    <style:page-layout style:name="Mpm1">
      <style:page-layout-properties fo:page-width="21cm" fo:page-height="29.7cm" style:print-orientation="portrait" fo:margin-top="2cm" fo:margin-bottom="2cm" fo:margin-left="2cm" fo:margin-right="2cm"/>
    </style:page-layout>
    <style:page-layout style:name="Mpm2">
      <style:page-layout-properties fo:page-width="21cm" fo:page-height="29.7cm" style:print-orientation="portrait" fo:margin-top="2cm" fo:margin-bottom="2cm" fo:margin-left="2cm" fo:margin-right="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4.1.36</meta:generator>
    <meta:creation-date>2023-10-03T11:45:29Z</meta:creation-date>
    <dc:title>Simple</dc:title>
  </office:meta>
</office:document-meta>
</file>